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6.94mm"/>
    </style:style>
    <style:style style:name="co2" style:family="table-column">
      <style:table-column-properties fo:break-before="auto" style:column-width="21.94mm"/>
    </style:style>
    <style:style style:name="co3" style:family="table-column">
      <style:table-column-properties fo:break-before="auto" style:column-width="15.65mm"/>
    </style:style>
    <style:style style:name="co4" style:family="table-column">
      <style:table-column-properties fo:break-before="auto" style:column-width="15.75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6.2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800000" style:text-align-source="fix" style:repeat-content="false" fo:border="0.02mm solid #000000" fo:padding-bottom="0.49mm" fo:padding-left="0.35mm" fo:padding-right="0.35mm" fo:padding-top="0.49mm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order-bottom="none" fo:border-left="none" fo:border-right="0.02mm solid #000000" fo:border-top="none"/>
    </style:style>
    <style:style style:name="ce6" style:family="table-cell" style:parent-style-name="Default" style:data-style-name="N100">
      <style:table-cell-properties fo:border-bottom="none" fo:background-color="#800000" fo:border-left="0.02mm solid #000000" fo:border-right="0.02mm solid #000000" fo:border-top="0.02mm solid #000000"/>
    </style:style>
    <style:style style:name="ce7" style:family="table-cell" style:parent-style-name="Default" style:data-style-name="N100">
      <style:table-cell-properties fo:border-bottom="none" fo:background-color="#800000" fo:border-left="0.02mm solid #000000" fo:border-right="0.02mm solid #000000" fo:border-top="none"/>
      <style:text-properties fo:color="#b84700"/>
    </style:style>
    <style:style style:name="ce8" style:family="table-cell" style:parent-style-name="Default" style:data-style-name="N100">
      <style:table-cell-properties fo:border-bottom="none" fo:background-color="#800000" fo:border-left="0.02mm solid #000000" fo:border-right="0.02mm solid #000000" fo:border-top="none"/>
    </style:style>
    <style:style style:name="ce9" style:family="table-cell" style:parent-style-name="Default" style:data-style-name="N100">
      <style:table-cell-properties fo:border-bottom="0.02mm solid #000000" fo:background-color="#800000" fo:border-left="0.02mm solid #000000" fo:border-right="0.02mm solid #000000" fo:border-top="none"/>
    </style:style>
    <style:style style:name="ce10" style:family="table-cell" style:parent-style-name="Default" style:data-style-name="N100">
      <style:table-cell-properties fo:background-color="#800000"/>
    </style:style>
    <style:style style:name="ce11" style:family="table-cell" style:parent-style-name="Default" style:data-style-name="N100"/>
    <style:style style:name="ce12" style:family="table-cell" style:parent-style-name="Default" style:data-style-name="N3">
      <style:table-cell-properties fo:border-bottom="none" fo:background-color="#800000" style:text-align-source="fix" style:repeat-content="false" fo:border-left="0.02mm solid #000000" fo:border-right="0.02mm solid #000000" fo:border-top="none"/>
      <style:paragraph-properties fo:text-align="end" fo:margin-left="0mm"/>
    </style:style>
    <style:style style:name="ce13" style:family="table-cell" style:parent-style-name="Default" style:data-style-name="N100">
      <style:table-cell-properties fo:border-bottom="none" fo:background-color="#800000" style:text-align-source="fix" style:repeat-content="false" fo:border-left="0.02mm solid #000000" fo:border-right="0.02mm solid #000000" fo:border-top="none"/>
      <style:paragraph-properties fo:text-align="end" fo:margin-left="0mm"/>
    </style:style>
    <style:style style:name="ce14" style:family="table-cell" style:parent-style-name="Default" style:data-style-name="N118"/>
    <style:style style:name="ce15" style:family="table-cell" style:parent-style-name="Default" style:data-style-name="N118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fo:border-bottom="0.02mm solid #000000" fo:background-color="#800000" style:text-align-source="fix" style:repeat-content="false" fo:border-left="0.02mm solid #000000" fo:border-right="none" fo:border-top="0.02mm solid #000000"/>
      <style:paragraph-properties fo:text-align="start" fo:margin-left="0mm"/>
    </style:style>
    <style:style style:name="ce17" style:family="table-cell" style:parent-style-name="Default">
      <style:table-cell-properties fo:border-bottom="none" style:text-align-source="fix" style:repeat-content="false" fo:border-left="0.02mm solid #000000" fo:border-right="none" fo:border-top="0.02mm solid #000000"/>
      <style:paragraph-properties fo:text-align="start" fo:margin-left="0mm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0.02mm solid #000000" fo:border-right="none" fo:border-top="none"/>
      <style:paragraph-properties fo:text-align="start" fo:margin-left="0mm"/>
    </style:style>
    <style:style style:name="ce19" style:family="table-cell" style:parent-style-name="Default">
      <style:table-cell-properties fo:border-bottom="0.02mm solid #000000" fo:border-left="0.02mm solid #000000" fo:border-right="none" fo:border-top="none"/>
    </style:style>
    <style:style style:name="ce20" style:family="table-cell" style:parent-style-name="Default" style:data-style-name="N0">
      <style:table-cell-properties fo:background-color="#800000" fo:border="0.02mm solid #000000"/>
    </style:style>
    <style:style style:name="ce21" style:family="table-cell" style:parent-style-name="Default" style:data-style-name="N3">
      <style:table-cell-properties fo:border-bottom="none" fo:border-left="0.02mm solid #000000" fo:border-right="0.02mm solid #000000" fo:border-top="none"/>
    </style:style>
    <style:style style:name="ce22" style:family="table-cell" style:parent-style-name="Default" style:data-style-name="N3">
      <style:table-cell-properties fo:border-bottom="none" fo:background-color="#b3b3b3" fo:border-left="0.02mm solid #000000" fo:border-right="0.02mm solid #000000" fo:border-top="none"/>
      <style:text-properties fo:color="#b84700"/>
    </style:style>
    <style:style style:name="ce23" style:family="table-cell" style:parent-style-name="Default" style:data-style-name="N3">
      <style:table-cell-properties fo:border-bottom="0.02mm solid #000000" fo:background-color="#b3b3b3" fo:border-left="0.02mm solid #000000" fo:border-right="0.02mm solid #000000" fo:border-top="none"/>
      <style:text-properties fo:color="#b847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fo:background-color="#800000" fo:border="0.02mm solid #000000"/>
    </style:style>
    <style:style style:name="ce26" style:family="table-cell" style:parent-style-name="Default" style:data-style-name="N3">
      <style:table-cell-properties fo:border-bottom="none" fo:border-left="0.02mm solid #000000" fo:border-right="0.02mm solid #000000" fo:border-top="0.02mm solid #000000"/>
    </style:style>
    <style:style style:name="ce27" style:family="table-cell" style:parent-style-name="Default">
      <style:table-cell-properties fo:border-bottom="0.02mm solid #000000" fo:background-color="#800000" fo:border-left="none" fo:border-right="none" fo:border-top="0.02mm solid #000000"/>
    </style:style>
    <style:style style:name="ce28" style:family="table-cell" style:parent-style-name="Default">
      <style:table-cell-properties fo:border-bottom="none" fo:border-left="none" fo:border-right="none" fo:border-top="0.02mm solid #000000"/>
    </style:style>
    <style:style style:name="ce29" style:family="table-cell" style:parent-style-name="Default">
      <style:table-cell-properties fo:border-bottom="0.02mm solid #000000" fo:border-left="none" fo:border-right="none" fo:border-top="none"/>
    </style:style>
    <style:style style:name="ce30" style:family="table-cell" style:parent-style-name="Default">
      <style:table-cell-properties fo:border-bottom="0.02mm solid #000000" fo:background-color="#800000" style:text-align-source="fix" style:repeat-content="false" fo:border-left="none" fo:border-right="none" fo:border-top="0.02mm solid #000000"/>
      <style:paragraph-properties fo:text-align="end" fo:margin-left="0mm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2mm solid #000000"/>
      <style:paragraph-properties fo:text-align="end" fo:margin-left="0mm"/>
    </style:style>
    <style:style style:name="ce32" style:family="table-cell" style:parent-style-name="Default">
      <style:table-cell-properties fo:border-bottom="0.02mm solid #000000" style:text-align-source="fix" style:repeat-content="false" fo:border-left="none" fo:border-right="none" fo:border-top="none"/>
      <style:paragraph-properties fo:text-align="end" fo:margin-left="0mm"/>
    </style:style>
    <style:style style:name="ce33" style:family="table-cell" style:parent-style-name="Default" style:data-style-name="N0">
      <style:table-cell-properties fo:background-color="#800000" style:text-align-source="fix" style:repeat-content="false" fo:border="0.02mm solid #000000"/>
      <style:paragraph-properties fo:text-align="end" fo:margin-left="0mm"/>
    </style:style>
    <style:style style:name="ce34" style:family="table-cell" style:parent-style-name="Default" style:data-style-name="N3">
      <style:table-cell-properties fo:border-bottom="none" fo:background-color="#b3b3b3" style:text-align-source="fix" style:repeat-content="false" fo:border-left="0.02mm solid #000000" fo:border-right="0.02mm solid #000000" fo:border-top="none"/>
      <style:paragraph-properties fo:text-align="end" fo:margin-left="0mm"/>
      <style:text-properties fo:color="#b84700"/>
    </style:style>
    <style:style style:name="ce35" style:family="table-cell" style:parent-style-name="Default" style:data-style-name="N3">
      <style:table-cell-properties style:text-align-source="fix" style:repeat-content="false"/>
      <style:paragraph-properties fo:text-align="end" fo:margin-left="0mm"/>
    </style:style>
    <style:style style:name="ce36" style:family="table-cell" style:parent-style-name="Default" style:data-style-name="N3">
      <style:table-cell-properties fo:background-color="#800000" style:text-align-source="fix" style:repeat-content="false" fo:border="0.02mm solid #000000"/>
      <style:paragraph-properties fo:text-align="end" fo:margin-left="0mm"/>
    </style:style>
    <style:style style:name="ce37" style:family="table-cell" style:parent-style-name="Default">
      <style:table-cell-properties fo:border-bottom="0.02mm solid #000000" fo:background-color="#800000" fo:border-left="none" fo:border-right="0.02mm solid #000000" fo:border-top="0.02mm solid #000000"/>
    </style:style>
    <style:style style:name="ce38" style:family="table-cell" style:parent-style-name="Default">
      <style:table-cell-properties fo:border-bottom="none" fo:border-left="none" fo:border-right="0.02mm solid #000000" fo:border-top="0.02mm solid #000000"/>
    </style:style>
    <style:style style:name="ce39" style:family="table-cell" style:parent-style-name="Default">
      <style:table-cell-properties fo:border-bottom="0.02mm solid #000000" fo:border-left="none" fo:border-right="0.02mm solid #000000" fo:border-top="none"/>
    </style:style>
    <style:style style:name="ce40" style:family="table-cell" style:parent-style-name="Default" style:data-style-name="N0">
      <style:table-cell-properties fo:background-color="#ffff00" fo:border="0.02mm solid #000000"/>
    </style:style>
    <style:style style:name="ce41" style:family="table-cell" style:parent-style-name="Default">
      <style:table-cell-properties fo:background-color="#ffff00" fo:border="0.02mm solid #000000"/>
    </style:style>
    <style:style style:name="ce42" style:family="table-cell" style:parent-style-name="Default" style:data-style-name="N0"/>
    <style:style style:name="ce43" style:family="table-cell" style:parent-style-name="Default">
      <style:text-properties fo:color="#b847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number-columns-repeated="2" table:default-cell-style-name="Default"/>
        <table:table-column table:style-name="co4" table:default-cell-style-name="ce3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table:number-columns-spanned="11" table:number-rows-spanned="1">
            <text:p>Cost Calculation PrintOnDemand Pattrara Prepress</text:p>
          </table:table-cell>
          <table:covered-table-cell table:number-columns-repeated="3"/>
          <table:covered-table-cell table:style-name="Default"/>
          <table:covered-table-cell table:number-columns-repeated="6"/>
          <table:table-cell table:number-columns-repeated="1013"/>
        </table:table-row>
        <table:table-row table:style-name="ro2">
          <table:table-cell table:style-name="ce2"/>
          <table:table-cell table:style-name="ce15"/>
          <table:table-cell table:style-name="ce2" table:number-columns-repeated="9"/>
          <table:table-cell table:number-columns-repeated="1013"/>
        </table:table-row>
        <table:table-row table:style-name="ro2">
          <table:table-cell table:style-name="ce3" office:value-type="string">
            <text:p>shop variables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4" office:value-type="string">
            <text:p>setup costs</text:p>
          </table:table-cell>
          <table:table-cell table:number-columns-repeated="3"/>
          <table:table-cell table:style-name="Default"/>
          <table:table-cell table:number-columns-repeated="3"/>
          <table:table-cell table:style-name="ce4" office:value-type="string">
            <text:p>Job variables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Cover lamination </text:p>
          </table:table-cell>
          <table:table-cell office:value-type="currency" office:currency="THB" office:value="350">
            <text:p>350.00 THB</text:p>
          </table:table-cell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Book production</text:p>
          </table:table-cell>
          <table:table-cell/>
          <table:table-cell table:style-name="ce4" office:value-type="string">
            <text:p>Shop variables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B&amp;W cover</text:p>
          </table:table-cell>
          <table:table-cell office:value-type="currency" office:currency="THB" office:value="0">
            <text:p>0.00 THB</text:p>
          </table:table-cell>
          <table:table-cell table:number-columns-repeated="2"/>
          <table:table-cell table:style-name="Default"/>
          <table:table-cell/>
          <table:table-cell table:style-name="ce3" office:value-type="string">
            <text:p>number of pages B&amp;W</text:p>
          </table:table-cell>
          <table:table-cell table:style-name="ce40" office:value-type="float" office:value="32">
            <text:p>32</text:p>
          </table:table-cell>
          <table:table-cell table:formula="of:=CEILING([.H6];8)/(8/[.H8])" office:value-type="float" office:value="4">
            <text:p>4</text:p>
          </table:table-cell>
          <table:table-cell office:value-type="string">
            <text:p><text:s/>A3 B&amp;W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four color cover</text:p>
          </table:table-cell>
          <table:table-cell office:value-type="currency" office:currency="THB" office:value="300">
            <text:p>300.00 THB</text:p>
          </table:table-cell>
          <table:table-cell table:number-columns-repeated="2"/>
          <table:table-cell table:style-name="Default"/>
          <table:table-cell/>
          <table:table-cell table:style-name="ce3" office:value-type="string">
            <text:p>number of pages color</text:p>
          </table:table-cell>
          <table:table-cell table:style-name="ce41" office:value-type="float" office:value="4">
            <text:p>4</text:p>
          </table:table-cell>
          <table:table-cell table:formula="of:=CEILING([.H7];8)/(8/[.H8])" office:value-type="float" office:value="1">
            <text:p>1</text:p>
          </table:table-cell>
          <table:table-cell office:value-type="string">
            <text:p><text:s/>A3 color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Binding</text:p>
          </table:table-cell>
          <table:table-cell office:value-type="currency" office:currency="THB" office:value="300">
            <text:p>300.00 THB</text:p>
          </table:table-cell>
          <table:table-cell table:number-columns-repeated="2"/>
          <table:table-cell table:style-name="Default"/>
          <table:table-cell/>
          <table:table-cell table:style-name="ce3" office:value-type="string">
            <text:p>format A5=1; A4=2</text:p>
          </table:table-cell>
          <table:table-cell table:style-name="ce40" office:value-type="float" office:value="1">
            <text:p>1</text:p>
          </table:table-cell>
          <table:table-cell/>
          <table:table-cell table:formula="of:=IF([.H8]=1;&quot;format A5&quot;;&quot;format A4&quot;)" office:value-type="string" office:string-value="format A5">
            <text:p>format A5</text:p>
          </table:table-cell>
          <table:table-cell table:number-columns-repeated="1014"/>
        </table:table-row>
        <table:table-row table:style-name="ro2">
          <table:table-cell table:style-name="ce4" office:value-type="string">
            <text:p>printing costs</text:p>
          </table:table-cell>
          <table:table-cell table:number-columns-repeated="3"/>
          <table:table-cell table:style-name="Default"/>
          <table:table-cell/>
          <table:table-cell table:style-name="ce3" office:value-type="string">
            <text:p>Cover B&amp;W=1; Color=2</text:p>
          </table:table-cell>
          <table:table-cell table:style-name="ce40" office:value-type="float" office:value="2">
            <text:p>2</text:p>
          </table:table-cell>
          <table:table-cell/>
          <table:table-cell table:formula="of:=IF([.H9]=1;&quot;B&amp;W cover&quot;;&quot;four color cover&quot;)" office:value-type="string" office:string-value="four color cover">
            <text:p>four color cover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A3, 2 sides, B&amp;W (8 A5 pages)</text:p>
          </table:table-cell>
          <table:table-cell office:value-type="currency" office:currency="THB" office:value="3.5">
            <text:p>3.50 THB</text:p>
          </table:table-cell>
          <table:table-cell table:number-columns-repeated="4"/>
          <table:table-cell table:style-name="ce3" office:value-type="string">
            <text:p>always included: lamination and binding</text:p>
          </table:table-cell>
          <table:table-cell table:style-name="ce14"/>
          <table:table-cell table:number-columns-repeated="1016"/>
        </table:table-row>
        <table:table-row table:style-name="ro2">
          <table:table-cell table:style-name="ce3" office:value-type="string">
            <text:p>A3, 2 sides, color (8 A5 pages) </text:p>
          </table:table-cell>
          <table:table-cell office:value-type="currency" office:currency="THB" office:value="7">
            <text:p>7.00 THB</text:p>
          </table:table-cell>
          <table:table-cell table:number-columns-repeated="1022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/>
          <table:table-cell table:style-name="ce16" office:value-type="string">
            <text:p>Calculation</text:p>
          </table:table-cell>
          <table:table-cell table:style-name="ce27" table:number-columns-repeated="2"/>
          <table:table-cell table:style-name="ce30"/>
          <table:table-cell table:style-name="ce27"/>
          <table:table-cell table:style-name="ce37"/>
          <table:table-cell table:number-columns-repeated="1017"/>
        </table:table-row>
        <table:table-row table:style-name="ro2">
          <table:table-cell/>
          <table:table-cell table:style-name="ce17" office:value-type="string">
            <text:p>The table below gives the cost of a run determined by</text:p>
          </table:table-cell>
          <table:table-cell table:style-name="ce28" table:number-columns-repeated="2"/>
          <table:table-cell table:style-name="ce31"/>
          <table:table-cell table:style-name="ce28"/>
          <table:table-cell table:style-name="ce38"/>
          <table:table-cell table:number-columns-repeated="1017"/>
        </table:table-row>
        <table:table-row table:style-name="ro2">
          <table:table-cell/>
          <table:table-cell table:style-name="ce18" office:value-type="string">
            <text:p>adding the number in the header row <text:s/>with the one on the left.</text:p>
          </table:table-cell>
          <table:table-cell table:number-columns-repeated="4"/>
          <table:table-cell table:style-name="ce5"/>
          <table:table-cell table:number-columns-repeated="1017"/>
        </table:table-row>
        <table:table-row table:style-name="ro2">
          <table:table-cell/>
          <table:table-cell table:style-name="ce19" office:value-type="string">
            <text:p>The interspersed row gives the cost per copy.</text:p>
          </table:table-cell>
          <table:table-cell table:style-name="ce29" table:number-columns-repeated="2"/>
          <table:table-cell table:style-name="ce32"/>
          <table:table-cell table:style-name="ce29"/>
          <table:table-cell table:style-name="ce39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5"/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33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6" office:value-type="float" office:value="0">
            <text:p>0</text:p>
          </table:table-cell>
          <table:table-cell table:style-name="ce21"/>
          <table:table-cell table:style-name="ce21" table:formula="of:=(QUOTIENT([.C$18]+([.$A19]-1);40)+1)*([.$B$5]+[.$B$7]*([.$H$9]-1)+[.$B$8])+([.C$18]+[.$A19])*([.$I$6]*[.$B$10]+[.$I$7]*[.$B$11])*[.$H$8]" office:value-type="float" office:value="971">
            <text:p>971</text:p>
          </table:table-cell>
          <table:table-cell table:style-name="ce21" table:formula="of:=(QUOTIENT([.D$18]+([.$A19]-1);40)+1)*([.$B$5]+[.$B$7]*([.$H$9]-1)+[.$B$8])+([.D$18]+[.$A19])*([.$I$6]*[.$B$10]+[.$I$7]*[.$B$11])*[.$H$8]" office:value-type="float" office:value="992">
            <text:p>992</text:p>
          </table:table-cell>
          <table:table-cell table:style-name="ce21" table:formula="of:=(QUOTIENT([.E$18]+([.$A19]-1);40)+1)*([.$B$5]+[.$B$7]*([.$H$9]-1)+[.$B$8])+([.E$18]+[.$A19])*([.$H$6]/8*[.$B$10]+(QUOTIENT([.$H$7];8)+1)*[.$B$11])*[.$H$8]" office:value-type="float" office:value="1013">
            <text:p>1,013</text:p>
          </table:table-cell>
          <table:table-cell table:style-name="ce21" table:formula="of:=(QUOTIENT([.F$18]+([.$A19]-1);40)+1)*([.$B$5]+[.$B$7]*([.$H$9]-1)+[.$B$8])+([.F$18]+[.$A19])*([.$I$6]*[.$B$10]+[.$I$7]*[.$B$11])*[.$H$8]" office:value-type="float" office:value="1034">
            <text:p>1,034</text:p>
          </table:table-cell>
          <table:table-cell table:style-name="ce21" table:formula="of:=(QUOTIENT([.G$18]+([.$A19]-1);40)+1)*([.$B$5]+[.$B$7]*([.$H$9]-1)+[.$B$8])+([.G$18]+[.$A19])*([.$I$6]*[.$B$10]+[.$I$7]*[.$B$11])*[.$H$8]" office:value-type="float" office:value="1055">
            <text:p>1,055</text:p>
          </table:table-cell>
          <table:table-cell table:style-name="ce21" table:formula="of:=(QUOTIENT([.H$18]+([.$A19]-1);40)+1)*([.$B$5]+[.$B$7]*([.$H$9]-1)+[.$B$8])+([.H$18]+[.$A19])*([.$I$6]*[.$B$10]+[.$I$7]*[.$B$11])*[.$H$8]" office:value-type="float" office:value="1076">
            <text:p>1,076</text:p>
          </table:table-cell>
          <table:table-cell table:style-name="ce21" table:formula="of:=(QUOTIENT([.I$18]+([.$A19]-1);40)+1)*([.$B$5]+[.$B$7]*([.$H$9]-1)+[.$B$8])+([.I$18]+[.$A19])*([.$H$6]/8*[.$B$10]+(QUOTIENT([.$H$7];8)+1)*[.$B$11])*[.$H$8]" office:value-type="float" office:value="1097">
            <text:p>1,097</text:p>
          </table:table-cell>
          <table:table-cell table:style-name="ce21" table:formula="of:=(QUOTIENT([.J$18]+([.$A19]-1);40)+1)*([.$B$5]+[.$B$7]*([.$H$9]-1)+[.$B$8])+([.J$18]+[.$A19])*([.$I$6]*[.$B$10]+[.$I$7]*[.$B$11])*[.$H$8]" office:value-type="float" office:value="1118">
            <text:p>1,118</text:p>
          </table:table-cell>
          <table:table-cell table:style-name="ce21" table:formula="of:=(QUOTIENT([.K$18]+([.$A19]-1);40)+1)*([.$B$5]+[.$B$7]*([.$H$9]-1)+[.$B$8])+([.K$18]+[.$A19])*([.$I$6]*[.$B$10]+[.$I$7]*[.$B$11])*[.$H$8]" office:value-type="float" office:value="1139">
            <text:p>1,139</text:p>
          </table:table-cell>
          <table:table-cell table:number-columns-repeated="1013"/>
        </table:table-row>
        <table:table-row table:style-name="ro2">
          <table:table-cell table:style-name="ce7"/>
          <table:table-cell table:style-name="ce22"/>
          <table:table-cell table:style-name="ce22" table:formula="of:=[.C19]/([.$A19]+[.C$18])" office:value-type="float" office:value="971">
            <text:p>971</text:p>
          </table:table-cell>
          <table:table-cell table:style-name="ce22" table:formula="of:=[.D19]/([.$A19]+[.D$18])" office:value-type="float" office:value="496">
            <text:p>496</text:p>
          </table:table-cell>
          <table:table-cell table:style-name="ce22" table:formula="of:=[.E19]/([.$A19]+[.E$18])" office:value-type="float" office:value="337.666666666667">
            <text:p>338</text:p>
          </table:table-cell>
          <table:table-cell table:style-name="ce22" table:formula="of:=[.F19]/([.$A19]+[.F$18])" office:value-type="float" office:value="258.5">
            <text:p>259</text:p>
          </table:table-cell>
          <table:table-cell table:style-name="ce22" table:formula="of:=[.G19]/([.$A19]+[.G$18])" office:value-type="float" office:value="211">
            <text:p>211</text:p>
          </table:table-cell>
          <table:table-cell table:style-name="ce22" table:formula="of:=[.H19]/([.$A19]+[.H$18])" office:value-type="float" office:value="179.333333333333">
            <text:p>179</text:p>
          </table:table-cell>
          <table:table-cell table:style-name="ce22" table:formula="of:=[.I19]/([.$A19]+[.I$18])" office:value-type="float" office:value="156.714285714286">
            <text:p>157</text:p>
          </table:table-cell>
          <table:table-cell table:style-name="ce22" table:formula="of:=[.J19]/([.$A19]+[.J$18])" office:value-type="float" office:value="139.75">
            <text:p>140</text:p>
          </table:table-cell>
          <table:table-cell table:style-name="ce22" table:formula="of:=[.K19]/([.$A19]+[.K$18])" office:value-type="float" office:value="126.555555555556">
            <text:p>127</text:p>
          </table:table-cell>
          <table:table-cell table:style-name="ce43" table:number-columns-repeated="1013"/>
        </table:table-row>
        <table:table-row table:style-name="ro2">
          <table:table-cell table:style-name="ce8" office:value-type="float" office:value="10">
            <text:p>10</text:p>
          </table:table-cell>
          <table:table-cell table:style-name="ce21" table:formula="of:=(QUOTIENT([.B$18]+([.$A21]-1);40)+1)*([.$B$5]+[.$B$7]*([.$H$9]-1)+[.$B$8])+([.B$18]+[.$A21])*([.$I$6]*[.$B$10]+[.$I$7]*[.$B$11])*[.$H$8]" office:value-type="float" office:value="1160">
            <text:p>1,160</text:p>
          </table:table-cell>
          <table:table-cell table:style-name="ce21" table:formula="of:=(QUOTIENT([.C$18]+([.$A21]-1);40)+1)*([.$B$5]+[.$B$7]*([.$H$9]-1)+[.$B$8])+([.C$18]+[.$A21])*([.$I$6]*[.$B$10]+[.$I$7]*[.$B$11])*[.$H$8]" office:value-type="float" office:value="1181">
            <text:p>1,181</text:p>
          </table:table-cell>
          <table:table-cell table:style-name="ce21" table:formula="of:=(QUOTIENT([.D$18]+([.$A21]-1);40)+1)*([.$B$5]+[.$B$7]*([.$H$9]-1)+[.$B$8])+([.D$18]+[.$A21])*([.$I$6]*[.$B$10]+[.$I$7]*[.$B$11])*[.$H$8]" office:value-type="float" office:value="1202">
            <text:p>1,202</text:p>
          </table:table-cell>
          <table:table-cell table:style-name="ce21" table:formula="of:=(QUOTIENT([.E$18]+([.$A21]-1);40)+1)*([.$B$5]+[.$B$7]*([.$H$9]-1)+[.$B$8])+([.E$18]+[.$A21])*([.$I$6]*[.$B$10]+[.$I$7]*[.$B$11])*[.$H$8]" office:value-type="float" office:value="1223">
            <text:p>1,223</text:p>
          </table:table-cell>
          <table:table-cell table:style-name="ce21" table:formula="of:=(QUOTIENT([.F$18]+([.$A21]-1);40)+1)*([.$B$5]+[.$B$7]*([.$H$9]-1)+[.$B$8])+([.F$18]+[.$A21])*([.$I$6]*[.$B$10]+[.$I$7]*[.$B$11])*[.$H$8]" office:value-type="float" office:value="1244">
            <text:p>1,244</text:p>
          </table:table-cell>
          <table:table-cell table:style-name="ce21" table:formula="of:=(QUOTIENT([.G$18]+([.$A21]-1);40)+1)*([.$B$5]+[.$B$7]*([.$H$9]-1)+[.$B$8])+([.G$18]+[.$A21])*([.$I$6]*[.$B$10]+[.$I$7]*[.$B$11])*[.$H$8]" office:value-type="float" office:value="1265">
            <text:p>1,265</text:p>
          </table:table-cell>
          <table:table-cell table:style-name="ce21" table:formula="of:=(QUOTIENT([.H$18]+([.$A21]-1);40)+1)*([.$B$5]+[.$B$7]*([.$H$9]-1)+[.$B$8])+([.H$18]+[.$A21])*([.$I$6]*[.$B$10]+[.$I$7]*[.$B$11])*[.$H$8]" office:value-type="float" office:value="1286">
            <text:p>1,286</text:p>
          </table:table-cell>
          <table:table-cell table:style-name="ce21" table:formula="of:=(QUOTIENT([.I$18]+([.$A21]-1);40)+1)*([.$B$5]+[.$B$7]*([.$H$9]-1)+[.$B$8])+([.I$18]+[.$A21])*([.$I$6]*[.$B$10]+[.$I$7]*[.$B$11])*[.$H$8]" office:value-type="float" office:value="1307">
            <text:p>1,307</text:p>
          </table:table-cell>
          <table:table-cell table:style-name="ce21" table:formula="of:=(QUOTIENT([.J$18]+([.$A21]-1);40)+1)*([.$B$5]+[.$B$7]*([.$H$9]-1)+[.$B$8])+([.J$18]+[.$A21])*([.$I$6]*[.$B$10]+[.$I$7]*[.$B$11])*[.$H$8]" office:value-type="float" office:value="1328">
            <text:p>1,328</text:p>
          </table:table-cell>
          <table:table-cell table:style-name="ce21" table:formula="of:=(QUOTIENT([.K$18]+([.$A21]-1);40)+1)*([.$B$5]+[.$B$7]*([.$H$9]-1)+[.$B$8])+([.K$18]+[.$A21])*([.$I$6]*[.$B$10]+[.$I$7]*[.$B$11])*[.$H$8]" office:value-type="float" office:value="1349">
            <text:p>1,349</text:p>
          </table:table-cell>
          <table:table-cell table:style-name="ce24" table:number-columns-repeated="8"/>
          <table:table-cell table:number-columns-repeated="1005"/>
        </table:table-row>
        <table:table-row table:style-name="ro2">
          <table:table-cell table:style-name="ce7"/>
          <table:table-cell table:style-name="ce22" table:formula="of:=[.B21]/([.$A21]+[.B$18])" office:value-type="float" office:value="116">
            <text:p>116</text:p>
          </table:table-cell>
          <table:table-cell table:style-name="ce22" table:formula="of:=[.C21]/([.$A21]+[.C$18])" office:value-type="float" office:value="107.363636363636">
            <text:p>107</text:p>
          </table:table-cell>
          <table:table-cell table:style-name="ce22" table:formula="of:=[.D21]/([.$A21]+[.D$18])" office:value-type="float" office:value="100.166666666667">
            <text:p>100</text:p>
          </table:table-cell>
          <table:table-cell table:style-name="ce34" table:formula="of:=[.E21]/([.$A21]+[.E$18])" office:value-type="float" office:value="94.0769230769231">
            <text:p>94</text:p>
          </table:table-cell>
          <table:table-cell table:style-name="ce22" table:formula="of:=[.F21]/([.$A21]+[.F$18])" office:value-type="float" office:value="88.8571428571429">
            <text:p>89</text:p>
          </table:table-cell>
          <table:table-cell table:style-name="ce22" table:formula="of:=[.G21]/([.$A21]+[.G$18])" office:value-type="float" office:value="84.3333333333333">
            <text:p>84</text:p>
          </table:table-cell>
          <table:table-cell table:style-name="ce22" table:formula="of:=[.H21]/([.$A21]+[.H$18])" office:value-type="float" office:value="80.375">
            <text:p>80</text:p>
          </table:table-cell>
          <table:table-cell table:style-name="ce22" table:formula="of:=[.I21]/([.$A21]+[.I$18])" office:value-type="float" office:value="76.8823529411765">
            <text:p>77</text:p>
          </table:table-cell>
          <table:table-cell table:style-name="ce22" table:formula="of:=[.J21]/([.$A21]+[.J$18])" office:value-type="float" office:value="73.7777777777778">
            <text:p>74</text:p>
          </table:table-cell>
          <table:table-cell table:style-name="ce22" table:formula="of:=[.K21]/([.$A21]+[.K$18])" office:value-type="float" office:value="71">
            <text:p>71</text:p>
          </table:table-cell>
          <table:table-cell table:style-name="ce43" table:number-columns-repeated="1013"/>
        </table:table-row>
        <table:table-row table:style-name="ro2">
          <table:table-cell table:style-name="ce8" office:value-type="float" office:value="20">
            <text:p>20</text:p>
          </table:table-cell>
          <table:table-cell table:style-name="ce21" table:formula="of:=(QUOTIENT([.B$18]+([.$A23]-1);40)+1)*([.$B$5]+[.$B$7]*([.$H$9]-1)+[.$B$8])+([.B$18]+[.$A23])*([.$I$6]*[.$B$10]+[.$I$7]*[.$B$11])*[.$H$8]" office:value-type="float" office:value="1370">
            <text:p>1,370</text:p>
          </table:table-cell>
          <table:table-cell table:style-name="ce21" table:formula="of:=(QUOTIENT([.C$18]+([.$A23]-1);40)+1)*([.$B$5]+[.$B$7]*([.$H$9]-1)+[.$B$8])+([.C$18]+[.$A23])*([.$I$6]*[.$B$10]+[.$I$7]*[.$B$11])*[.$H$8]" office:value-type="float" office:value="1391">
            <text:p>1,391</text:p>
          </table:table-cell>
          <table:table-cell table:style-name="ce21" table:formula="of:=(QUOTIENT([.D$18]+([.$A23]-1);40)+1)*([.$B$5]+[.$B$7]*([.$H$9]-1)+[.$B$8])+([.D$18]+[.$A23])*([.$I$6]*[.$B$10]+[.$I$7]*[.$B$11])*[.$H$8]" office:value-type="float" office:value="1412">
            <text:p>1,412</text:p>
          </table:table-cell>
          <table:table-cell table:style-name="ce21" table:formula="of:=(QUOTIENT([.E$18]+([.$A23]-1);40)+1)*([.$B$5]+[.$B$7]*([.$H$9]-1)+[.$B$8])+([.E$18]+[.$A23])*([.$I$6]*[.$B$10]+[.$I$7]*[.$B$11])*[.$H$8]" office:value-type="float" office:value="1433">
            <text:p>1,433</text:p>
          </table:table-cell>
          <table:table-cell table:style-name="ce21" table:formula="of:=(QUOTIENT([.F$18]+([.$A23]-1);40)+1)*([.$B$5]+[.$B$7]*([.$H$9]-1)+[.$B$8])+([.F$18]+[.$A23])*([.$I$6]*[.$B$10]+[.$I$7]*[.$B$11])*[.$H$8]" office:value-type="float" office:value="1454">
            <text:p>1,454</text:p>
          </table:table-cell>
          <table:table-cell table:style-name="ce21" table:formula="of:=(QUOTIENT([.G$18]+([.$A23]-1);40)+1)*([.$B$5]+[.$B$7]*([.$H$9]-1)+[.$B$8])+([.G$18]+[.$A23])*([.$I$6]*[.$B$10]+[.$I$7]*[.$B$11])*[.$H$8]" office:value-type="float" office:value="1475">
            <text:p>1,475</text:p>
          </table:table-cell>
          <table:table-cell table:style-name="ce21" table:formula="of:=(QUOTIENT([.H$18]+([.$A23]-1);40)+1)*([.$B$5]+[.$B$7]*([.$H$9]-1)+[.$B$8])+([.H$18]+[.$A23])*([.$I$6]*[.$B$10]+[.$I$7]*[.$B$11])*[.$H$8]" office:value-type="float" office:value="1496">
            <text:p>1,496</text:p>
          </table:table-cell>
          <table:table-cell table:style-name="ce21" table:formula="of:=(QUOTIENT([.I$18]+([.$A23]-1);40)+1)*([.$B$5]+[.$B$7]*([.$H$9]-1)+[.$B$8])+([.I$18]+[.$A23])*([.$I$6]*[.$B$10]+[.$I$7]*[.$B$11])*[.$H$8]" office:value-type="float" office:value="1517">
            <text:p>1,517</text:p>
          </table:table-cell>
          <table:table-cell table:style-name="ce21" table:formula="of:=(QUOTIENT([.J$18]+([.$A23]-1);40)+1)*([.$B$5]+[.$B$7]*([.$H$9]-1)+[.$B$8])+([.J$18]+[.$A23])*([.$I$6]*[.$B$10]+[.$I$7]*[.$B$11])*[.$H$8]" office:value-type="float" office:value="1538">
            <text:p>1,538</text:p>
          </table:table-cell>
          <table:table-cell table:style-name="ce21" table:formula="of:=(QUOTIENT([.K$18]+([.$A23]-1);40)+1)*([.$B$5]+[.$B$7]*([.$H$9]-1)+[.$B$8])+([.K$18]+[.$A23])*([.$I$6]*[.$B$10]+[.$I$7]*[.$B$11])*[.$H$8]" office:value-type="float" office:value="1559">
            <text:p>1,559</text:p>
          </table:table-cell>
          <table:table-cell table:number-columns-repeated="1013"/>
        </table:table-row>
        <table:table-row table:style-name="ro2">
          <table:table-cell table:style-name="ce7"/>
          <table:table-cell table:style-name="ce22" table:formula="of:=[.B23]/([.$A23]+[.B$18])" office:value-type="float" office:value="68.5">
            <text:p>69</text:p>
          </table:table-cell>
          <table:table-cell table:style-name="ce22" table:formula="of:=[.C23]/([.$A23]+[.C$18])" office:value-type="float" office:value="66.2380952380952">
            <text:p>66</text:p>
          </table:table-cell>
          <table:table-cell table:style-name="ce22" table:formula="of:=[.D23]/([.$A23]+[.D$18])" office:value-type="float" office:value="64.1818181818182">
            <text:p>64</text:p>
          </table:table-cell>
          <table:table-cell table:style-name="ce34" table:formula="of:=[.E23]/([.$A23]+[.E$18])" office:value-type="float" office:value="62.304347826087">
            <text:p>62</text:p>
          </table:table-cell>
          <table:table-cell table:style-name="ce22" table:formula="of:=[.F23]/([.$A23]+[.F$18])" office:value-type="float" office:value="60.5833333333333">
            <text:p>61</text:p>
          </table:table-cell>
          <table:table-cell table:style-name="ce22" table:formula="of:=[.G23]/([.$A23]+[.G$18])" office:value-type="float" office:value="59">
            <text:p>59</text:p>
          </table:table-cell>
          <table:table-cell table:style-name="ce22" table:formula="of:=[.H23]/([.$A23]+[.H$18])" office:value-type="float" office:value="57.5384615384615">
            <text:p>58</text:p>
          </table:table-cell>
          <table:table-cell table:style-name="ce22" table:formula="of:=[.I23]/([.$A23]+[.I$18])" office:value-type="float" office:value="56.1851851851852">
            <text:p>56</text:p>
          </table:table-cell>
          <table:table-cell table:style-name="ce22" table:formula="of:=[.J23]/([.$A23]+[.J$18])" office:value-type="float" office:value="54.9285714285714">
            <text:p>55</text:p>
          </table:table-cell>
          <table:table-cell table:style-name="ce22" table:formula="of:=[.K23]/([.$A23]+[.K$18])" office:value-type="float" office:value="53.7586206896552">
            <text:p>54</text:p>
          </table:table-cell>
          <table:table-cell table:style-name="ce43" table:number-columns-repeated="1013"/>
        </table:table-row>
        <table:table-row table:style-name="ro2">
          <table:table-cell table:style-name="ce8" office:value-type="float" office:value="30">
            <text:p>30</text:p>
          </table:table-cell>
          <table:table-cell table:style-name="ce21" table:formula="of:=(QUOTIENT([.B$18]+([.$A25]-1);40)+1)*([.$B$5]+[.$B$7]*([.$H$9]-1)+[.$B$8])+([.B$18]+[.$A25])*([.$I$6]*[.$B$10]+[.$I$7]*[.$B$11])*[.$H$8]" office:value-type="float" office:value="1580">
            <text:p>1,580</text:p>
          </table:table-cell>
          <table:table-cell table:style-name="ce21" table:formula="of:=(QUOTIENT([.C$18]+([.$A25]-1);40)+1)*([.$B$5]+[.$B$7]*([.$H$9]-1)+[.$B$8])+([.C$18]+[.$A25])*([.$I$6]*[.$B$10]+[.$I$7]*[.$B$11])*[.$H$8]" office:value-type="float" office:value="1601">
            <text:p>1,601</text:p>
          </table:table-cell>
          <table:table-cell table:style-name="ce21" table:formula="of:=(QUOTIENT([.D$18]+([.$A25]-1);40)+1)*([.$B$5]+[.$B$7]*([.$H$9]-1)+[.$B$8])+([.D$18]+[.$A25])*([.$I$6]*[.$B$10]+[.$I$7]*[.$B$11])*[.$H$8]" office:value-type="float" office:value="1622">
            <text:p>1,622</text:p>
          </table:table-cell>
          <table:table-cell table:style-name="ce21" table:formula="of:=(QUOTIENT([.E$18]+([.$A25]-1);40)+1)*([.$B$5]+[.$B$7]*([.$H$9]-1)+[.$B$8])+([.E$18]+[.$A25])*([.$I$6]*[.$B$10]+[.$I$7]*[.$B$11])*[.$H$8]" office:value-type="float" office:value="1643">
            <text:p>1,643</text:p>
          </table:table-cell>
          <table:table-cell table:style-name="ce21" table:formula="of:=(QUOTIENT([.F$18]+([.$A25]-1);40)+1)*([.$B$5]+[.$B$7]*([.$H$9]-1)+[.$B$8])+([.F$18]+[.$A25])*([.$I$6]*[.$B$10]+[.$I$7]*[.$B$11])*[.$H$8]" office:value-type="float" office:value="1664">
            <text:p>1,664</text:p>
          </table:table-cell>
          <table:table-cell table:style-name="ce21" table:formula="of:=(QUOTIENT([.G$18]+([.$A25]-1);40)+1)*([.$B$5]+[.$B$7]*([.$H$9]-1)+[.$B$8])+([.G$18]+[.$A25])*([.$I$6]*[.$B$10]+[.$I$7]*[.$B$11])*[.$H$8]" office:value-type="float" office:value="1685">
            <text:p>1,685</text:p>
          </table:table-cell>
          <table:table-cell table:style-name="ce21" table:formula="of:=(QUOTIENT([.H$18]+([.$A25]-1);40)+1)*([.$B$5]+[.$B$7]*([.$H$9]-1)+[.$B$8])+([.H$18]+[.$A25])*([.$I$6]*[.$B$10]+[.$I$7]*[.$B$11])*[.$H$8]" office:value-type="float" office:value="1706">
            <text:p>1,706</text:p>
          </table:table-cell>
          <table:table-cell table:style-name="ce21" table:formula="of:=(QUOTIENT([.I$18]+([.$A25]-1);40)+1)*([.$B$5]+[.$B$7]*([.$H$9]-1)+[.$B$8])+([.I$18]+[.$A25])*([.$I$6]*[.$B$10]+[.$I$7]*[.$B$11])*[.$H$8]" office:value-type="float" office:value="1727">
            <text:p>1,727</text:p>
          </table:table-cell>
          <table:table-cell table:style-name="ce21" table:formula="of:=(QUOTIENT([.J$18]+([.$A25]-1);40)+1)*([.$B$5]+[.$B$7]*([.$H$9]-1)+[.$B$8])+([.J$18]+[.$A25])*([.$I$6]*[.$B$10]+[.$I$7]*[.$B$11])*[.$H$8]" office:value-type="float" office:value="1748">
            <text:p>1,748</text:p>
          </table:table-cell>
          <table:table-cell table:style-name="ce21" table:formula="of:=(QUOTIENT([.K$18]+([.$A25]-1);40)+1)*([.$B$5]+[.$B$7]*([.$H$9]-1)+[.$B$8])+([.K$18]+[.$A25])*([.$I$6]*[.$B$10]+[.$I$7]*[.$B$11])*[.$H$8]" office:value-type="float" office:value="1769">
            <text:p>1,769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22" table:formula="of:=[.B25]/([.$A25]+[.B$18])" office:value-type="float" office:value="52.6666666666667">
            <text:p>53</text:p>
          </table:table-cell>
          <table:table-cell table:style-name="ce22" table:formula="of:=[.C25]/([.$A25]+[.C$18])" office:value-type="float" office:value="51.6451612903226">
            <text:p>52</text:p>
          </table:table-cell>
          <table:table-cell table:style-name="ce22" table:formula="of:=[.D25]/([.$A25]+[.D$18])" office:value-type="float" office:value="50.6875">
            <text:p>51</text:p>
          </table:table-cell>
          <table:table-cell table:style-name="ce34" table:formula="of:=[.E25]/([.$A25]+[.E$18])" office:value-type="float" office:value="49.7878787878788">
            <text:p>50</text:p>
          </table:table-cell>
          <table:table-cell table:style-name="ce22" table:formula="of:=[.F25]/([.$A25]+[.F$18])" office:value-type="float" office:value="48.9411764705882">
            <text:p>49</text:p>
          </table:table-cell>
          <table:table-cell table:style-name="ce22" table:formula="of:=[.G25]/([.$A25]+[.G$18])" office:value-type="float" office:value="48.1428571428572">
            <text:p>48</text:p>
          </table:table-cell>
          <table:table-cell table:style-name="ce22" table:formula="of:=[.H25]/([.$A25]+[.H$18])" office:value-type="float" office:value="47.3888888888889">
            <text:p>47</text:p>
          </table:table-cell>
          <table:table-cell table:style-name="ce22" table:formula="of:=[.I25]/([.$A25]+[.I$18])" office:value-type="float" office:value="46.6756756756757">
            <text:p>47</text:p>
          </table:table-cell>
          <table:table-cell table:style-name="ce22" table:formula="of:=[.J25]/([.$A25]+[.J$18])" office:value-type="float" office:value="46">
            <text:p>46</text:p>
          </table:table-cell>
          <table:table-cell table:style-name="ce22" table:formula="of:=[.K25]/([.$A25]+[.K$18])" office:value-type="float" office:value="45.3589743589744">
            <text:p>45</text:p>
          </table:table-cell>
          <table:table-cell table:style-name="ce43"/>
          <table:table-cell table:number-columns-repeated="1012"/>
        </table:table-row>
        <table:table-row table:style-name="ro2">
          <table:table-cell table:style-name="ce8" office:value-type="float" office:value="40">
            <text:p>40</text:p>
          </table:table-cell>
          <table:table-cell table:style-name="ce21" table:formula="of:=(QUOTIENT([.B$18]+([.$A27]-1);40)+1)*([.$B$5]+[.$B$7]*([.$H$9]-1)+[.$B$8])+([.B$18]+[.$A27])*([.$I$6]*[.$B$10]+[.$I$7]*[.$B$11])*[.$H$8]" office:value-type="float" office:value="1790">
            <text:p>1,790</text:p>
          </table:table-cell>
          <table:table-cell table:style-name="ce21" table:formula="of:=(QUOTIENT([.C$18]+([.$A27]-1);40)+1)*([.$B$5]+[.$B$7]*([.$H$9]-1)+[.$B$8])+([.C$18]+[.$A27])*([.$I$6]*[.$B$10]+[.$I$7]*[.$B$11])*[.$H$8]" office:value-type="float" office:value="2761">
            <text:p>2,761</text:p>
          </table:table-cell>
          <table:table-cell table:style-name="ce21" table:formula="of:=(QUOTIENT([.D$18]+([.$A27]-1);40)+1)*([.$B$5]+[.$B$7]*([.$H$9]-1)+[.$B$8])+([.D$18]+[.$A27])*([.$I$6]*[.$B$10]+[.$I$7]*[.$B$11])*[.$H$8]" office:value-type="float" office:value="2782">
            <text:p>2,782</text:p>
          </table:table-cell>
          <table:table-cell table:style-name="ce21" table:formula="of:=(QUOTIENT([.E$18]+([.$A27]-1);40)+1)*([.$B$5]+[.$B$7]*([.$H$9]-1)+[.$B$8])+([.E$18]+[.$A27])*([.$I$6]*[.$B$10]+[.$I$7]*[.$B$11])*[.$H$8]" office:value-type="float" office:value="2803">
            <text:p>2,803</text:p>
          </table:table-cell>
          <table:table-cell table:style-name="ce21" table:formula="of:=(QUOTIENT([.F$18]+([.$A27]-1);40)+1)*([.$B$5]+[.$B$7]*([.$H$9]-1)+[.$B$8])+([.F$18]+[.$A27])*([.$I$6]*[.$B$10]+[.$I$7]*[.$B$11])*[.$H$8]" office:value-type="float" office:value="2824">
            <text:p>2,824</text:p>
          </table:table-cell>
          <table:table-cell table:style-name="ce21" table:formula="of:=(QUOTIENT([.G$18]+([.$A27]-1);40)+1)*([.$B$5]+[.$B$7]*([.$H$9]-1)+[.$B$8])+([.G$18]+[.$A27])*([.$I$6]*[.$B$10]+[.$I$7]*[.$B$11])*[.$H$8]" office:value-type="float" office:value="2845">
            <text:p>2,845</text:p>
          </table:table-cell>
          <table:table-cell table:style-name="ce21" table:formula="of:=(QUOTIENT([.H$18]+([.$A27]-1);40)+1)*([.$B$5]+[.$B$7]*([.$H$9]-1)+[.$B$8])+([.H$18]+[.$A27])*([.$I$6]*[.$B$10]+[.$I$7]*[.$B$11])*[.$H$8]" office:value-type="float" office:value="2866">
            <text:p>2,866</text:p>
          </table:table-cell>
          <table:table-cell table:style-name="ce21" table:formula="of:=(QUOTIENT([.I$18]+([.$A27]-1);40)+1)*([.$B$5]+[.$B$7]*([.$H$9]-1)+[.$B$8])+([.I$18]+[.$A27])*([.$I$6]*[.$B$10]+[.$I$7]*[.$B$11])*[.$H$8]" office:value-type="float" office:value="2887">
            <text:p>2,887</text:p>
          </table:table-cell>
          <table:table-cell table:style-name="ce21" table:formula="of:=(QUOTIENT([.J$18]+([.$A27]-1);40)+1)*([.$B$5]+[.$B$7]*([.$H$9]-1)+[.$B$8])+([.J$18]+[.$A27])*([.$I$6]*[.$B$10]+[.$I$7]*[.$B$11])*[.$H$8]" office:value-type="float" office:value="2908">
            <text:p>2,908</text:p>
          </table:table-cell>
          <table:table-cell table:style-name="ce21" table:formula="of:=(QUOTIENT([.K$18]+([.$A27]-1);40)+1)*([.$B$5]+[.$B$7]*([.$H$9]-1)+[.$B$8])+([.K$18]+[.$A27])*([.$I$6]*[.$B$10]+[.$I$7]*[.$B$11])*[.$H$8]" office:value-type="float" office:value="2929">
            <text:p>2,929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22" table:formula="of:=[.B27]/([.$A27]+[.B$18])" office:value-type="float" office:value="44.75">
            <text:p>45</text:p>
          </table:table-cell>
          <table:table-cell table:style-name="ce22" table:formula="of:=[.C27]/([.$A27]+[.C$18])" office:value-type="float" office:value="67.3414634146342">
            <text:p>67</text:p>
          </table:table-cell>
          <table:table-cell table:style-name="ce22" table:formula="of:=[.D27]/([.$A27]+[.D$18])" office:value-type="float" office:value="66.2380952380952">
            <text:p>66</text:p>
          </table:table-cell>
          <table:table-cell table:style-name="ce34" table:formula="of:=[.E27]/([.$A27]+[.E$18])" office:value-type="float" office:value="65.1860465116279">
            <text:p>65</text:p>
          </table:table-cell>
          <table:table-cell table:style-name="ce22" table:formula="of:=[.F27]/([.$A27]+[.F$18])" office:value-type="float" office:value="64.1818181818182">
            <text:p>64</text:p>
          </table:table-cell>
          <table:table-cell table:style-name="ce22" table:formula="of:=[.G27]/([.$A27]+[.G$18])" office:value-type="float" office:value="63.2222222222222">
            <text:p>63</text:p>
          </table:table-cell>
          <table:table-cell table:style-name="ce22" table:formula="of:=[.H27]/([.$A27]+[.H$18])" office:value-type="float" office:value="62.304347826087">
            <text:p>62</text:p>
          </table:table-cell>
          <table:table-cell table:style-name="ce22" table:formula="of:=[.I27]/([.$A27]+[.I$18])" office:value-type="float" office:value="61.4255319148936">
            <text:p>61</text:p>
          </table:table-cell>
          <table:table-cell table:style-name="ce22" table:formula="of:=[.J27]/([.$A27]+[.J$18])" office:value-type="float" office:value="60.5833333333333">
            <text:p>61</text:p>
          </table:table-cell>
          <table:table-cell table:style-name="ce22" table:formula="of:=[.K27]/([.$A27]+[.K$18])" office:value-type="float" office:value="59.7755102040816">
            <text:p>60</text:p>
          </table:table-cell>
          <table:table-cell table:number-columns-repeated="1013"/>
        </table:table-row>
        <table:table-row table:style-name="ro2">
          <table:table-cell table:style-name="ce8" office:value-type="float" office:value="50">
            <text:p>50</text:p>
          </table:table-cell>
          <table:table-cell table:style-name="ce21" table:formula="of:=(QUOTIENT([.B$18]+([.$A29]-1);40)+1)*([.$B$5]+[.$B$7]*([.$H$9]-1)+[.$B$8])+([.B$18]+[.$A29])*([.$I$6]*[.$B$10]+[.$I$7]*[.$B$11])*[.$H$8]" office:value-type="float" office:value="2950">
            <text:p>2,950</text:p>
          </table:table-cell>
          <table:table-cell table:style-name="ce21" table:formula="of:=(QUOTIENT([.C$18]+([.$A29]-1);40)+1)*([.$B$5]+[.$B$7]*([.$H$9]-1)+[.$B$8])+([.C$18]+[.$A29])*([.$I$6]*[.$B$10]+[.$I$7]*[.$B$11])*[.$H$8]" office:value-type="float" office:value="2971">
            <text:p>2,971</text:p>
          </table:table-cell>
          <table:table-cell table:style-name="ce21" table:formula="of:=(QUOTIENT([.D$18]+([.$A29]-1);40)+1)*([.$B$5]+[.$B$7]*([.$H$9]-1)+[.$B$8])+([.D$18]+[.$A29])*([.$I$6]*[.$B$10]+[.$I$7]*[.$B$11])*[.$H$8]" office:value-type="float" office:value="2992">
            <text:p>2,992</text:p>
          </table:table-cell>
          <table:table-cell table:style-name="ce21" table:formula="of:=(QUOTIENT([.E$18]+([.$A29]-1);40)+1)*([.$B$5]+[.$B$7]*([.$H$9]-1)+[.$B$8])+([.E$18]+[.$A29])*([.$I$6]*[.$B$10]+[.$I$7]*[.$B$11])*[.$H$8]" office:value-type="float" office:value="3013">
            <text:p>3,013</text:p>
          </table:table-cell>
          <table:table-cell table:style-name="ce21" table:formula="of:=(QUOTIENT([.F$18]+([.$A29]-1);40)+1)*([.$B$5]+[.$B$7]*([.$H$9]-1)+[.$B$8])+([.F$18]+[.$A29])*([.$I$6]*[.$B$10]+[.$I$7]*[.$B$11])*[.$H$8]" office:value-type="float" office:value="3034">
            <text:p>3,034</text:p>
          </table:table-cell>
          <table:table-cell table:style-name="ce21" table:formula="of:=(QUOTIENT([.G$18]+([.$A29]-1);40)+1)*([.$B$5]+[.$B$7]*([.$H$9]-1)+[.$B$8])+([.G$18]+[.$A29])*([.$I$6]*[.$B$10]+[.$I$7]*[.$B$11])*[.$H$8]" office:value-type="float" office:value="3055">
            <text:p>3,055</text:p>
          </table:table-cell>
          <table:table-cell table:style-name="ce21" table:formula="of:=(QUOTIENT([.H$18]+([.$A29]-1);40)+1)*([.$B$5]+[.$B$7]*([.$H$9]-1)+[.$B$8])+([.H$18]+[.$A29])*([.$I$6]*[.$B$10]+[.$I$7]*[.$B$11])*[.$H$8]" office:value-type="float" office:value="3076">
            <text:p>3,076</text:p>
          </table:table-cell>
          <table:table-cell table:style-name="ce21" table:formula="of:=(QUOTIENT([.I$18]+([.$A29]-1);40)+1)*([.$B$5]+[.$B$7]*([.$H$9]-1)+[.$B$8])+([.I$18]+[.$A29])*([.$I$6]*[.$B$10]+[.$I$7]*[.$B$11])*[.$H$8]" office:value-type="float" office:value="3097">
            <text:p>3,097</text:p>
          </table:table-cell>
          <table:table-cell table:style-name="ce21" table:formula="of:=(QUOTIENT([.J$18]+([.$A29]-1);40)+1)*([.$B$5]+[.$B$7]*([.$H$9]-1)+[.$B$8])+([.J$18]+[.$A29])*([.$I$6]*[.$B$10]+[.$I$7]*[.$B$11])*[.$H$8]" office:value-type="float" office:value="3118">
            <text:p>3,118</text:p>
          </table:table-cell>
          <table:table-cell table:style-name="ce21" table:formula="of:=(QUOTIENT([.K$18]+([.$A29]-1);40)+1)*([.$B$5]+[.$B$7]*([.$H$9]-1)+[.$B$8])+([.K$18]+[.$A29])*([.$I$6]*[.$B$10]+[.$I$7]*[.$B$11])*[.$H$8]" office:value-type="float" office:value="3139">
            <text:p>3,139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22" table:formula="of:=[.B29]/([.$A29]+[.B$18])" office:value-type="float" office:value="59">
            <text:p>59</text:p>
          </table:table-cell>
          <table:table-cell table:style-name="ce22" table:formula="of:=[.C29]/([.$A29]+[.C$18])" office:value-type="float" office:value="58.2549019607843">
            <text:p>58</text:p>
          </table:table-cell>
          <table:table-cell table:style-name="ce22" table:formula="of:=[.D29]/([.$A29]+[.D$18])" office:value-type="float" office:value="57.5384615384615">
            <text:p>58</text:p>
          </table:table-cell>
          <table:table-cell table:style-name="ce22" table:formula="of:=[.E29]/([.$A29]+[.E$18])" office:value-type="float" office:value="56.8490566037736">
            <text:p>57</text:p>
          </table:table-cell>
          <table:table-cell table:style-name="ce22" table:formula="of:=[.F29]/([.$A29]+[.F$18])" office:value-type="float" office:value="56.1851851851852">
            <text:p>56</text:p>
          </table:table-cell>
          <table:table-cell table:style-name="ce22" table:formula="of:=[.G29]/([.$A29]+[.G$18])" office:value-type="float" office:value="55.5454545454546">
            <text:p>56</text:p>
          </table:table-cell>
          <table:table-cell table:style-name="ce22" table:formula="of:=[.H29]/([.$A29]+[.H$18])" office:value-type="float" office:value="54.9285714285714">
            <text:p>55</text:p>
          </table:table-cell>
          <table:table-cell table:style-name="ce22" table:formula="of:=[.I29]/([.$A29]+[.I$18])" office:value-type="float" office:value="54.3333333333333">
            <text:p>54</text:p>
          </table:table-cell>
          <table:table-cell table:style-name="ce22" table:formula="of:=[.J29]/([.$A29]+[.J$18])" office:value-type="float" office:value="53.7586206896552">
            <text:p>54</text:p>
          </table:table-cell>
          <table:table-cell table:style-name="ce22" table:formula="of:=[.K29]/([.$A29]+[.K$18])" office:value-type="float" office:value="53.2033898305085">
            <text:p>53</text:p>
          </table:table-cell>
          <table:table-cell table:number-columns-repeated="1013"/>
        </table:table-row>
        <table:table-row table:style-name="ro2">
          <table:table-cell table:style-name="ce8" office:value-type="float" office:value="60">
            <text:p>60</text:p>
          </table:table-cell>
          <table:table-cell table:style-name="ce21" table:formula="of:=(QUOTIENT([.B$18]+([.$A31]-1);40)+1)*([.$B$5]+[.$B$7]*([.$H$9]-1)+[.$B$8])+([.B$18]+[.$A31])*([.$I$6]*[.$B$10]+[.$I$7]*[.$B$11])*[.$H$8]" office:value-type="float" office:value="3160">
            <text:p>3,160</text:p>
          </table:table-cell>
          <table:table-cell table:style-name="ce21" table:formula="of:=(QUOTIENT([.C$18]+([.$A31]-1);40)+1)*([.$B$5]+[.$B$7]*([.$H$9]-1)+[.$B$8])+([.C$18]+[.$A31])*([.$I$6]*[.$B$10]+[.$I$7]*[.$B$11])*[.$H$8]" office:value-type="float" office:value="3181">
            <text:p>3,181</text:p>
          </table:table-cell>
          <table:table-cell table:style-name="ce21" table:formula="of:=(QUOTIENT([.D$18]+([.$A31]-1);40)+1)*([.$B$5]+[.$B$7]*([.$H$9]-1)+[.$B$8])+([.D$18]+[.$A31])*([.$I$6]*[.$B$10]+[.$I$7]*[.$B$11])*[.$H$8]" office:value-type="float" office:value="3202">
            <text:p>3,202</text:p>
          </table:table-cell>
          <table:table-cell table:style-name="ce21" table:formula="of:=(QUOTIENT([.E$18]+([.$A31]-1);40)+1)*([.$B$5]+[.$B$7]*([.$H$9]-1)+[.$B$8])+([.E$18]+[.$A31])*([.$I$6]*[.$B$10]+[.$I$7]*[.$B$11])*[.$H$8]" office:value-type="float" office:value="3223">
            <text:p>3,223</text:p>
          </table:table-cell>
          <table:table-cell table:style-name="ce21" table:formula="of:=(QUOTIENT([.F$18]+([.$A31]-1);40)+1)*([.$B$5]+[.$B$7]*([.$H$9]-1)+[.$B$8])+([.F$18]+[.$A31])*([.$I$6]*[.$B$10]+[.$I$7]*[.$B$11])*[.$H$8]" office:value-type="float" office:value="3244">
            <text:p>3,244</text:p>
          </table:table-cell>
          <table:table-cell table:style-name="ce21" table:formula="of:=(QUOTIENT([.G$18]+([.$A31]-1);40)+1)*([.$B$5]+[.$B$7]*([.$H$9]-1)+[.$B$8])+([.G$18]+[.$A31])*([.$I$6]*[.$B$10]+[.$I$7]*[.$B$11])*[.$H$8]" office:value-type="float" office:value="3265">
            <text:p>3,265</text:p>
          </table:table-cell>
          <table:table-cell table:style-name="ce21" table:formula="of:=(QUOTIENT([.H$18]+([.$A31]-1);40)+1)*([.$B$5]+[.$B$7]*([.$H$9]-1)+[.$B$8])+([.H$18]+[.$A31])*([.$I$6]*[.$B$10]+[.$I$7]*[.$B$11])*[.$H$8]" office:value-type="float" office:value="3286">
            <text:p>3,286</text:p>
          </table:table-cell>
          <table:table-cell table:style-name="ce21" table:formula="of:=(QUOTIENT([.I$18]+([.$A31]-1);40)+1)*([.$B$5]+[.$B$7]*([.$H$9]-1)+[.$B$8])+([.I$18]+[.$A31])*([.$I$6]*[.$B$10]+[.$I$7]*[.$B$11])*[.$H$8]" office:value-type="float" office:value="3307">
            <text:p>3,307</text:p>
          </table:table-cell>
          <table:table-cell table:style-name="ce21" table:formula="of:=(QUOTIENT([.J$18]+([.$A31]-1);40)+1)*([.$B$5]+[.$B$7]*([.$H$9]-1)+[.$B$8])+([.J$18]+[.$A31])*([.$I$6]*[.$B$10]+[.$I$7]*[.$B$11])*[.$H$8]" office:value-type="float" office:value="3328">
            <text:p>3,328</text:p>
          </table:table-cell>
          <table:table-cell table:style-name="ce21" table:formula="of:=(QUOTIENT([.K$18]+([.$A31]-1);40)+1)*([.$B$5]+[.$B$7]*([.$H$9]-1)+[.$B$8])+([.K$18]+[.$A31])*([.$I$6]*[.$B$10]+[.$I$7]*[.$B$11])*[.$H$8]" office:value-type="float" office:value="3349">
            <text:p>3,349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22" table:formula="of:=[.B31]/([.$A31]+[.B$18])" office:value-type="float" office:value="52.6666666666667">
            <text:p>53</text:p>
          </table:table-cell>
          <table:table-cell table:style-name="ce22" table:formula="of:=[.C31]/([.$A31]+[.C$18])" office:value-type="float" office:value="52.1475409836066">
            <text:p>52</text:p>
          </table:table-cell>
          <table:table-cell table:style-name="ce22" table:formula="of:=[.D31]/([.$A31]+[.D$18])" office:value-type="float" office:value="51.6451612903226">
            <text:p>52</text:p>
          </table:table-cell>
          <table:table-cell table:style-name="ce22" table:formula="of:=[.E31]/([.$A31]+[.E$18])" office:value-type="float" office:value="51.1587301587302">
            <text:p>51</text:p>
          </table:table-cell>
          <table:table-cell table:style-name="ce22" table:formula="of:=[.F31]/([.$A31]+[.F$18])" office:value-type="float" office:value="50.6875">
            <text:p>51</text:p>
          </table:table-cell>
          <table:table-cell table:style-name="ce22" table:formula="of:=[.G31]/([.$A31]+[.G$18])" office:value-type="float" office:value="50.2307692307692">
            <text:p>50</text:p>
          </table:table-cell>
          <table:table-cell table:style-name="ce22" table:formula="of:=[.H31]/([.$A31]+[.H$18])" office:value-type="float" office:value="49.7878787878788">
            <text:p>50</text:p>
          </table:table-cell>
          <table:table-cell table:style-name="ce22" table:formula="of:=[.I31]/([.$A31]+[.I$18])" office:value-type="float" office:value="49.3582089552239">
            <text:p>49</text:p>
          </table:table-cell>
          <table:table-cell table:style-name="ce22" table:formula="of:=[.J31]/([.$A31]+[.J$18])" office:value-type="float" office:value="48.9411764705882">
            <text:p>49</text:p>
          </table:table-cell>
          <table:table-cell table:style-name="ce22" table:formula="of:=[.K31]/([.$A31]+[.K$18])" office:value-type="float" office:value="48.536231884058">
            <text:p>49</text:p>
          </table:table-cell>
          <table:table-cell table:number-columns-repeated="1013"/>
        </table:table-row>
        <table:table-row table:style-name="ro2">
          <table:table-cell table:style-name="ce8" office:value-type="float" office:value="70">
            <text:p>70</text:p>
          </table:table-cell>
          <table:table-cell table:style-name="ce21" table:formula="of:=(QUOTIENT([.B$18]+([.$A33]-1);40)+1)*([.$B$5]+[.$B$7]*([.$H$9]-1)+[.$B$8])+([.B$18]+[.$A33])*([.$I$6]*[.$B$10]+[.$I$7]*[.$B$11])*[.$H$8]" office:value-type="float" office:value="3370">
            <text:p>3,370</text:p>
          </table:table-cell>
          <table:table-cell table:style-name="ce21" table:formula="of:=(QUOTIENT([.C$18]+([.$A33]-1);40)+1)*([.$B$5]+[.$B$7]*([.$H$9]-1)+[.$B$8])+([.C$18]+[.$A33])*([.$I$6]*[.$B$10]+[.$I$7]*[.$B$11])*[.$H$8]" office:value-type="float" office:value="3391">
            <text:p>3,391</text:p>
          </table:table-cell>
          <table:table-cell table:style-name="ce21" table:formula="of:=(QUOTIENT([.D$18]+([.$A33]-1);40)+1)*([.$B$5]+[.$B$7]*([.$H$9]-1)+[.$B$8])+([.D$18]+[.$A33])*([.$I$6]*[.$B$10]+[.$I$7]*[.$B$11])*[.$H$8]" office:value-type="float" office:value="3412">
            <text:p>3,412</text:p>
          </table:table-cell>
          <table:table-cell table:style-name="ce21" table:formula="of:=(QUOTIENT([.E$18]+([.$A33]-1);40)+1)*([.$B$5]+[.$B$7]*([.$H$9]-1)+[.$B$8])+([.E$18]+[.$A33])*([.$I$6]*[.$B$10]+[.$I$7]*[.$B$11])*[.$H$8]" office:value-type="float" office:value="3433">
            <text:p>3,433</text:p>
          </table:table-cell>
          <table:table-cell table:style-name="ce21" table:formula="of:=(QUOTIENT([.F$18]+([.$A33]-1);40)+1)*([.$B$5]+[.$B$7]*([.$H$9]-1)+[.$B$8])+([.F$18]+[.$A33])*([.$I$6]*[.$B$10]+[.$I$7]*[.$B$11])*[.$H$8]" office:value-type="float" office:value="3454">
            <text:p>3,454</text:p>
          </table:table-cell>
          <table:table-cell table:style-name="ce21" table:formula="of:=(QUOTIENT([.G$18]+([.$A33]-1);40)+1)*([.$B$5]+[.$B$7]*([.$H$9]-1)+[.$B$8])+([.G$18]+[.$A33])*([.$I$6]*[.$B$10]+[.$I$7]*[.$B$11])*[.$H$8]" office:value-type="float" office:value="3475">
            <text:p>3,475</text:p>
          </table:table-cell>
          <table:table-cell table:style-name="ce21" table:formula="of:=(QUOTIENT([.H$18]+([.$A33]-1);40)+1)*([.$B$5]+[.$B$7]*([.$H$9]-1)+[.$B$8])+([.H$18]+[.$A33])*([.$I$6]*[.$B$10]+[.$I$7]*[.$B$11])*[.$H$8]" office:value-type="float" office:value="3496">
            <text:p>3,496</text:p>
          </table:table-cell>
          <table:table-cell table:style-name="ce21" table:formula="of:=(QUOTIENT([.I$18]+([.$A33]-1);40)+1)*([.$B$5]+[.$B$7]*([.$H$9]-1)+[.$B$8])+([.I$18]+[.$A33])*([.$I$6]*[.$B$10]+[.$I$7]*[.$B$11])*[.$H$8]" office:value-type="float" office:value="3517">
            <text:p>3,517</text:p>
          </table:table-cell>
          <table:table-cell table:style-name="ce21" table:formula="of:=(QUOTIENT([.J$18]+([.$A33]-1);40)+1)*([.$B$5]+[.$B$7]*([.$H$9]-1)+[.$B$8])+([.J$18]+[.$A33])*([.$I$6]*[.$B$10]+[.$I$7]*[.$B$11])*[.$H$8]" office:value-type="float" office:value="3538">
            <text:p>3,538</text:p>
          </table:table-cell>
          <table:table-cell table:style-name="ce21" table:formula="of:=(QUOTIENT([.K$18]+([.$A33]-1);40)+1)*([.$B$5]+[.$B$7]*([.$H$9]-1)+[.$B$8])+([.K$18]+[.$A33])*([.$I$6]*[.$B$10]+[.$I$7]*[.$B$11])*[.$H$8]" office:value-type="float" office:value="3559">
            <text:p>3,559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22" table:formula="of:=[.B33]/([.$A33]+[.B$18])" office:value-type="float" office:value="48.1428571428572">
            <text:p>48</text:p>
          </table:table-cell>
          <table:table-cell table:style-name="ce22" table:formula="of:=[.C33]/([.$A33]+[.C$18])" office:value-type="float" office:value="47.7605633802817">
            <text:p>48</text:p>
          </table:table-cell>
          <table:table-cell table:style-name="ce22" table:formula="of:=[.D33]/([.$A33]+[.D$18])" office:value-type="float" office:value="47.3888888888889">
            <text:p>47</text:p>
          </table:table-cell>
          <table:table-cell table:style-name="ce22" table:formula="of:=[.E33]/([.$A33]+[.E$18])" office:value-type="float" office:value="47.027397260274">
            <text:p>47</text:p>
          </table:table-cell>
          <table:table-cell table:style-name="ce22" table:formula="of:=[.F33]/([.$A33]+[.F$18])" office:value-type="float" office:value="46.6756756756757">
            <text:p>47</text:p>
          </table:table-cell>
          <table:table-cell table:style-name="ce22" table:formula="of:=[.G33]/([.$A33]+[.G$18])" office:value-type="float" office:value="46.3333333333333">
            <text:p>46</text:p>
          </table:table-cell>
          <table:table-cell table:style-name="ce22" table:formula="of:=[.H33]/([.$A33]+[.H$18])" office:value-type="float" office:value="46">
            <text:p>46</text:p>
          </table:table-cell>
          <table:table-cell table:style-name="ce22" table:formula="of:=[.I33]/([.$A33]+[.I$18])" office:value-type="float" office:value="45.6753246753247">
            <text:p>46</text:p>
          </table:table-cell>
          <table:table-cell table:style-name="ce22" table:formula="of:=[.J33]/([.$A33]+[.J$18])" office:value-type="float" office:value="45.3589743589744">
            <text:p>45</text:p>
          </table:table-cell>
          <table:table-cell table:style-name="ce22" table:formula="of:=[.K33]/([.$A33]+[.K$18])" office:value-type="float" office:value="45.0506329113924">
            <text:p>45</text:p>
          </table:table-cell>
          <table:table-cell table:number-columns-repeated="1013"/>
        </table:table-row>
        <table:table-row table:style-name="ro2">
          <table:table-cell table:style-name="ce8" office:value-type="float" office:value="80">
            <text:p>80</text:p>
          </table:table-cell>
          <table:table-cell table:style-name="ce21" table:formula="of:=(QUOTIENT([.B$18]+([.$A35]-1);40)+1)*([.$B$5]+[.$B$7]*([.$H$9]-1)+[.$B$8])+([.B$18]+[.$A35])*([.$I$6]*[.$B$10]+[.$I$7]*[.$B$11])*[.$H$8]" office:value-type="float" office:value="3580">
            <text:p>3,580</text:p>
          </table:table-cell>
          <table:table-cell table:style-name="ce21" table:formula="of:=(QUOTIENT([.C$18]+([.$A35]-1);40)+1)*([.$B$5]+[.$B$7]*([.$H$9]-1)+[.$B$8])+([.C$18]+[.$A35])*([.$I$6]*[.$B$10]+[.$I$7]*[.$B$11])*[.$H$8]" office:value-type="float" office:value="4551">
            <text:p>4,551</text:p>
          </table:table-cell>
          <table:table-cell table:style-name="ce21" table:formula="of:=(QUOTIENT([.D$18]+([.$A35]-1);40)+1)*([.$B$5]+[.$B$7]*([.$H$9]-1)+[.$B$8])+([.D$18]+[.$A35])*([.$I$6]*[.$B$10]+[.$I$7]*[.$B$11])*[.$H$8]" office:value-type="float" office:value="4572">
            <text:p>4,572</text:p>
          </table:table-cell>
          <table:table-cell table:style-name="ce21" table:formula="of:=(QUOTIENT([.E$18]+([.$A35]-1);40)+1)*([.$B$5]+[.$B$7]*([.$H$9]-1)+[.$B$8])+([.E$18]+[.$A35])*([.$I$6]*[.$B$10]+[.$I$7]*[.$B$11])*[.$H$8]" office:value-type="float" office:value="4593">
            <text:p>4,593</text:p>
          </table:table-cell>
          <table:table-cell table:style-name="ce21" table:formula="of:=(QUOTIENT([.F$18]+([.$A35]-1);40)+1)*([.$B$5]+[.$B$7]*([.$H$9]-1)+[.$B$8])+([.F$18]+[.$A35])*([.$I$6]*[.$B$10]+[.$I$7]*[.$B$11])*[.$H$8]" office:value-type="float" office:value="4614">
            <text:p>4,614</text:p>
          </table:table-cell>
          <table:table-cell table:style-name="ce21" table:formula="of:=(QUOTIENT([.G$18]+([.$A35]-1);40)+1)*([.$B$5]+[.$B$7]*([.$H$9]-1)+[.$B$8])+([.G$18]+[.$A35])*([.$I$6]*[.$B$10]+[.$I$7]*[.$B$11])*[.$H$8]" office:value-type="float" office:value="4635">
            <text:p>4,635</text:p>
          </table:table-cell>
          <table:table-cell table:style-name="ce21" table:formula="of:=(QUOTIENT([.H$18]+([.$A35]-1);40)+1)*([.$B$5]+[.$B$7]*([.$H$9]-1)+[.$B$8])+([.H$18]+[.$A35])*([.$I$6]*[.$B$10]+[.$I$7]*[.$B$11])*[.$H$8]" office:value-type="float" office:value="4656">
            <text:p>4,656</text:p>
          </table:table-cell>
          <table:table-cell table:style-name="ce21" table:formula="of:=(QUOTIENT([.I$18]+([.$A35]-1);40)+1)*([.$B$5]+[.$B$7]*([.$H$9]-1)+[.$B$8])+([.I$18]+[.$A35])*([.$I$6]*[.$B$10]+[.$I$7]*[.$B$11])*[.$H$8]" office:value-type="float" office:value="4677">
            <text:p>4,677</text:p>
          </table:table-cell>
          <table:table-cell table:style-name="ce21" table:formula="of:=(QUOTIENT([.J$18]+([.$A35]-1);40)+1)*([.$B$5]+[.$B$7]*([.$H$9]-1)+[.$B$8])+([.J$18]+[.$A35])*([.$I$6]*[.$B$10]+[.$I$7]*[.$B$11])*[.$H$8]" office:value-type="float" office:value="4698">
            <text:p>4,698</text:p>
          </table:table-cell>
          <table:table-cell table:style-name="ce21" table:formula="of:=(QUOTIENT([.K$18]+([.$A35]-1);40)+1)*([.$B$5]+[.$B$7]*([.$H$9]-1)+[.$B$8])+([.K$18]+[.$A35])*([.$I$6]*[.$B$10]+[.$I$7]*[.$B$11])*[.$H$8]" office:value-type="float" office:value="4719">
            <text:p>4,719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22" table:formula="of:=[.B35]/([.$A35]+[.B$18])" office:value-type="float" office:value="44.75">
            <text:p>45</text:p>
          </table:table-cell>
          <table:table-cell table:style-name="ce22" table:formula="of:=[.C35]/([.$A35]+[.C$18])" office:value-type="float" office:value="56.1851851851852">
            <text:p>56</text:p>
          </table:table-cell>
          <table:table-cell table:style-name="ce22" table:formula="of:=[.D35]/([.$A35]+[.D$18])" office:value-type="float" office:value="55.7560975609756">
            <text:p>56</text:p>
          </table:table-cell>
          <table:table-cell table:style-name="ce22" table:formula="of:=[.E35]/([.$A35]+[.E$18])" office:value-type="float" office:value="55.3373493975904">
            <text:p>55</text:p>
          </table:table-cell>
          <table:table-cell table:style-name="ce22" table:formula="of:=[.F35]/([.$A35]+[.F$18])" office:value-type="float" office:value="54.9285714285714">
            <text:p>55</text:p>
          </table:table-cell>
          <table:table-cell table:style-name="ce22" table:formula="of:=[.G35]/([.$A35]+[.G$18])" office:value-type="float" office:value="54.5294117647059">
            <text:p>55</text:p>
          </table:table-cell>
          <table:table-cell table:style-name="ce22" table:formula="of:=[.H35]/([.$A35]+[.H$18])" office:value-type="float" office:value="54.1395348837209">
            <text:p>54</text:p>
          </table:table-cell>
          <table:table-cell table:style-name="ce22" table:formula="of:=[.I35]/([.$A35]+[.I$18])" office:value-type="float" office:value="53.7586206896552">
            <text:p>54</text:p>
          </table:table-cell>
          <table:table-cell table:style-name="ce22" table:formula="of:=[.J35]/([.$A35]+[.J$18])" office:value-type="float" office:value="53.3863636363636">
            <text:p>53</text:p>
          </table:table-cell>
          <table:table-cell table:style-name="ce22" table:formula="of:=[.K35]/([.$A35]+[.K$18])" office:value-type="float" office:value="53.0224719101124">
            <text:p>53</text:p>
          </table:table-cell>
          <table:table-cell table:number-columns-repeated="1013"/>
        </table:table-row>
        <table:table-row table:style-name="ro2">
          <table:table-cell table:style-name="ce8" office:value-type="float" office:value="90">
            <text:p>90</text:p>
          </table:table-cell>
          <table:table-cell table:style-name="ce21" table:formula="of:=(QUOTIENT([.B$18]+([.$A37]-1);40)+1)*([.$B$5]+[.$B$7]*([.$H$9]-1)+[.$B$8])+([.B$18]+[.$A37])*([.$I$6]*[.$B$10]+[.$I$7]*[.$B$11])*[.$H$8]" office:value-type="float" office:value="4740">
            <text:p>4,740</text:p>
          </table:table-cell>
          <table:table-cell table:style-name="ce21" table:formula="of:=(QUOTIENT([.C$18]+([.$A37]-1);40)+1)*([.$B$5]+[.$B$7]*([.$H$9]-1)+[.$B$8])+([.C$18]+[.$A37])*([.$I$6]*[.$B$10]+[.$I$7]*[.$B$11])*[.$H$8]" office:value-type="float" office:value="4761">
            <text:p>4,761</text:p>
          </table:table-cell>
          <table:table-cell table:style-name="ce21" table:formula="of:=(QUOTIENT([.D$18]+([.$A37]-1);40)+1)*([.$B$5]+[.$B$7]*([.$H$9]-1)+[.$B$8])+([.D$18]+[.$A37])*([.$I$6]*[.$B$10]+[.$I$7]*[.$B$11])*[.$H$8]" office:value-type="float" office:value="4782">
            <text:p>4,782</text:p>
          </table:table-cell>
          <table:table-cell table:style-name="ce21" table:formula="of:=(QUOTIENT([.E$18]+([.$A37]-1);40)+1)*([.$B$5]+[.$B$7]*([.$H$9]-1)+[.$B$8])+([.E$18]+[.$A37])*([.$I$6]*[.$B$10]+[.$I$7]*[.$B$11])*[.$H$8]" office:value-type="float" office:value="4803">
            <text:p>4,803</text:p>
          </table:table-cell>
          <table:table-cell table:style-name="ce21" table:formula="of:=(QUOTIENT([.F$18]+([.$A37]-1);40)+1)*([.$B$5]+[.$B$7]*([.$H$9]-1)+[.$B$8])+([.F$18]+[.$A37])*([.$I$6]*[.$B$10]+[.$I$7]*[.$B$11])*[.$H$8]" office:value-type="float" office:value="4824">
            <text:p>4,824</text:p>
          </table:table-cell>
          <table:table-cell table:style-name="ce21" table:formula="of:=(QUOTIENT([.G$18]+([.$A37]-1);40)+1)*([.$B$5]+[.$B$7]*([.$H$9]-1)+[.$B$8])+([.G$18]+[.$A37])*([.$I$6]*[.$B$10]+[.$I$7]*[.$B$11])*[.$H$8]" office:value-type="float" office:value="4845">
            <text:p>4,845</text:p>
          </table:table-cell>
          <table:table-cell table:style-name="ce21" table:formula="of:=(QUOTIENT([.H$18]+([.$A37]-1);40)+1)*([.$B$5]+[.$B$7]*([.$H$9]-1)+[.$B$8])+([.H$18]+[.$A37])*([.$I$6]*[.$B$10]+[.$I$7]*[.$B$11])*[.$H$8]" office:value-type="float" office:value="4866">
            <text:p>4,866</text:p>
          </table:table-cell>
          <table:table-cell table:style-name="ce21" table:formula="of:=(QUOTIENT([.I$18]+([.$A37]-1);40)+1)*([.$B$5]+[.$B$7]*([.$H$9]-1)+[.$B$8])+([.I$18]+[.$A37])*([.$I$6]*[.$B$10]+[.$I$7]*[.$B$11])*[.$H$8]" office:value-type="float" office:value="4887">
            <text:p>4,887</text:p>
          </table:table-cell>
          <table:table-cell table:style-name="ce21" table:formula="of:=(QUOTIENT([.J$18]+([.$A37]-1);40)+1)*([.$B$5]+[.$B$7]*([.$H$9]-1)+[.$B$8])+([.J$18]+[.$A37])*([.$I$6]*[.$B$10]+[.$I$7]*[.$B$11])*[.$H$8]" office:value-type="float" office:value="4908">
            <text:p>4,908</text:p>
          </table:table-cell>
          <table:table-cell table:style-name="ce21" table:formula="of:=(QUOTIENT([.K$18]+([.$A37]-1);40)+1)*([.$B$5]+[.$B$7]*([.$H$9]-1)+[.$B$8])+([.K$18]+[.$A37])*([.$I$6]*[.$B$10]+[.$I$7]*[.$B$11])*[.$H$8]" office:value-type="float" office:value="4929">
            <text:p>4,929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23" table:formula="of:=[.B37]/([.$A37]+[.B$18])" office:value-type="float" office:value="52.6666666666667">
            <text:p>53</text:p>
          </table:table-cell>
          <table:table-cell table:style-name="ce23" table:formula="of:=[.C37]/([.$A37]+[.C$18])" office:value-type="float" office:value="52.3186813186813">
            <text:p>52</text:p>
          </table:table-cell>
          <table:table-cell table:style-name="ce23" table:formula="of:=[.D37]/([.$A37]+[.D$18])" office:value-type="float" office:value="51.9782608695652">
            <text:p>52</text:p>
          </table:table-cell>
          <table:table-cell table:style-name="ce23" table:formula="of:=[.E37]/([.$A37]+[.E$18])" office:value-type="float" office:value="51.6451612903226">
            <text:p>52</text:p>
          </table:table-cell>
          <table:table-cell table:style-name="ce23" table:formula="of:=[.F37]/([.$A37]+[.F$18])" office:value-type="float" office:value="51.3191489361702">
            <text:p>51</text:p>
          </table:table-cell>
          <table:table-cell table:style-name="ce23" table:formula="of:=[.G37]/([.$A37]+[.G$18])" office:value-type="float" office:value="51">
            <text:p>51</text:p>
          </table:table-cell>
          <table:table-cell table:style-name="ce23" table:formula="of:=[.H37]/([.$A37]+[.H$18])" office:value-type="float" office:value="50.6875">
            <text:p>51</text:p>
          </table:table-cell>
          <table:table-cell table:style-name="ce23" table:formula="of:=[.I37]/([.$A37]+[.I$18])" office:value-type="float" office:value="50.3814432989691">
            <text:p>50</text:p>
          </table:table-cell>
          <table:table-cell table:style-name="ce23" table:formula="of:=[.J37]/([.$A37]+[.J$18])" office:value-type="float" office:value="50.0816326530612">
            <text:p>50</text:p>
          </table:table-cell>
          <table:table-cell table:style-name="ce23" table:formula="of:=[.K37]/([.$A37]+[.K$18])" office:value-type="float" office:value="49.7878787878788">
            <text:p>50</text:p>
          </table:table-cell>
          <table:table-cell table:number-columns-repeated="1013"/>
        </table:table-row>
        <table:table-row table:style-name="ro2">
          <table:table-cell table:style-name="ce10"/>
          <table:table-cell table:style-name="ce24" table:number-columns-repeated="3"/>
          <table:table-cell table:style-name="ce35"/>
          <table:table-cell table:style-name="ce24" table:number-columns-repeated="6"/>
          <table:table-cell table:number-columns-repeated="1013"/>
        </table:table-row>
        <table:table-row table:style-name="ro2">
          <table:table-cell table:style-name="ce11"/>
          <table:table-cell table:style-name="ce24" table:number-columns-repeated="3"/>
          <table:table-cell table:style-name="ce35"/>
          <table:table-cell table:style-name="ce24" table:number-columns-repeated="6"/>
          <table:table-cell table:number-columns-repeated="1013"/>
        </table:table-row>
        <table:table-row table:style-name="ro2">
          <table:table-cell table:style-name="ce11"/>
          <table:table-cell table:style-name="ce25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20">
            <text:p>20</text:p>
          </table:table-cell>
          <table:table-cell table:style-name="ce36" office:value-type="float" office:value="30">
            <text:p>30</text:p>
          </table:table-cell>
          <table:table-cell table:style-name="ce25" office:value-type="float" office:value="40">
            <text:p>40</text:p>
          </table:table-cell>
          <table:table-cell table:style-name="ce25" office:value-type="float" office:value="50">
            <text:p>50</text:p>
          </table:table-cell>
          <table:table-cell table:style-name="ce25" office:value-type="float" office:value="60">
            <text:p>6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80">
            <text:p>80</text:p>
          </table:table-cell>
          <table:table-cell table:style-name="ce25" office:value-type="float" office:value="90">
            <text:p>90</text:p>
          </table:table-cell>
          <table:table-cell table:number-columns-repeated="1013"/>
        </table:table-row>
        <table:table-row table:style-name="ro2">
          <table:table-cell table:style-name="ce6" office:value-type="float" office:value="100">
            <text:p>100</text:p>
          </table:table-cell>
          <table:table-cell table:style-name="ce26" table:formula="of:=(QUOTIENT([.B$41]+([.$A42]-1);40)+1)*([.$B$5]+[.$B$7]*([.$H$9]-1)+[.$B$8])+([.B$41]+[.$A42])*([.$I$6]*[.$B$10]+[.$I$7]*[.$B$11])*[.$H$8]" office:value-type="float" office:value="4950">
            <text:p>4,950</text:p>
          </table:table-cell>
          <table:table-cell table:style-name="ce26" table:formula="of:=(QUOTIENT([.C$41]+([.$A42]-1);40)+1)*([.$B$5]+[.$B$7]*([.$H$9]-1)+[.$B$8])+([.C$41]+[.$A42])*([.$I$6]*[.$B$10]+[.$I$7]*[.$B$11])*[.$H$8]" office:value-type="float" office:value="5160">
            <text:p>5,160</text:p>
          </table:table-cell>
          <table:table-cell table:style-name="ce26" table:formula="of:=(QUOTIENT([.D$41]+([.$A42]-1);40)+1)*([.$B$5]+[.$B$7]*([.$H$9]-1)+[.$B$8])+([.D$41]+[.$A42])*([.$I$6]*[.$B$10]+[.$I$7]*[.$B$11])*[.$H$8]" office:value-type="float" office:value="5370">
            <text:p>5,370</text:p>
          </table:table-cell>
          <table:table-cell table:style-name="ce26" table:formula="of:=(QUOTIENT([.E$41]+([.$A42]-1);40)+1)*([.$B$5]+[.$B$7]*([.$H$9]-1)+[.$B$8])+([.E$41]+[.$A42])*([.$I$6]*[.$B$10]+[.$I$7]*[.$B$11])*[.$H$8]" office:value-type="float" office:value="6530">
            <text:p>6,530</text:p>
          </table:table-cell>
          <table:table-cell table:style-name="ce26" table:formula="of:=(QUOTIENT([.F$41]+([.$A42]-1);40)+1)*([.$B$5]+[.$B$7]*([.$H$9]-1)+[.$B$8])+([.F$41]+[.$A42])*([.$I$6]*[.$B$10]+[.$I$7]*[.$B$11])*[.$H$8]" office:value-type="float" office:value="6740">
            <text:p>6,740</text:p>
          </table:table-cell>
          <table:table-cell table:style-name="ce26" table:formula="of:=(QUOTIENT([.G$41]+([.$A42]-1);40)+1)*([.$B$5]+[.$B$7]*([.$H$9]-1)+[.$B$8])+([.G$41]+[.$A42])*([.$I$6]*[.$B$10]+[.$I$7]*[.$B$11])*[.$H$8]" office:value-type="float" office:value="6950">
            <text:p>6,950</text:p>
          </table:table-cell>
          <table:table-cell table:style-name="ce26" table:formula="of:=(QUOTIENT([.H$41]+([.$A42]-1);40)+1)*([.$B$5]+[.$B$7]*([.$H$9]-1)+[.$B$8])+([.H$41]+[.$A42])*([.$I$6]*[.$B$10]+[.$I$7]*[.$B$11])*[.$H$8]" office:value-type="float" office:value="7160">
            <text:p>7,160</text:p>
          </table:table-cell>
          <table:table-cell table:style-name="ce26" table:formula="of:=(QUOTIENT([.I$41]+([.$A42]-1);40)+1)*([.$B$5]+[.$B$7]*([.$H$9]-1)+[.$B$8])+([.I$41]+[.$A42])*([.$I$6]*[.$B$10]+[.$I$7]*[.$B$11])*[.$H$8]" office:value-type="float" office:value="8320">
            <text:p>8,320</text:p>
          </table:table-cell>
          <table:table-cell table:style-name="ce26" table:formula="of:=(QUOTIENT([.J$41]+([.$A42]-1);40)+1)*([.$B$5]+[.$B$7]*([.$H$9]-1)+[.$B$8])+([.J$41]+[.$A42])*([.$I$6]*[.$B$10]+[.$I$7]*[.$B$11])*[.$H$8]" office:value-type="float" office:value="8530">
            <text:p>8,530</text:p>
          </table:table-cell>
          <table:table-cell table:style-name="ce26" table:formula="of:=(QUOTIENT([.K$41]+([.$A42]-1);40)+1)*([.$B$5]+[.$B$7]*([.$H$9]-1)+[.$B$8])+([.K$41]+[.$A42])*([.$I$6]*[.$B$10]+[.$I$7]*[.$B$11])*[.$H$8]" office:value-type="float" office:value="8740">
            <text:p>8,740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22" table:formula="of:=[.B42]/([.$A42]+[.B$41])" office:value-type="float" office:value="49.5">
            <text:p>50</text:p>
          </table:table-cell>
          <table:table-cell table:style-name="ce22" table:formula="of:=[.C42]/([.$A42]+[.C$41])" office:value-type="float" office:value="46.9090909090909">
            <text:p>47</text:p>
          </table:table-cell>
          <table:table-cell table:style-name="ce22" table:formula="of:=[.D42]/([.$A42]+[.D$41])" office:value-type="float" office:value="44.75">
            <text:p>45</text:p>
          </table:table-cell>
          <table:table-cell table:style-name="ce22" table:formula="of:=[.E42]/([.$A42]+[.E$41])" office:value-type="float" office:value="50.2307692307692">
            <text:p>50</text:p>
          </table:table-cell>
          <table:table-cell table:style-name="ce22" table:formula="of:=[.F42]/([.$A42]+[.F$41])" office:value-type="float" office:value="48.1428571428572">
            <text:p>48</text:p>
          </table:table-cell>
          <table:table-cell table:style-name="ce22" table:formula="of:=[.G42]/([.$A42]+[.G$41])" office:value-type="float" office:value="46.3333333333333">
            <text:p>46</text:p>
          </table:table-cell>
          <table:table-cell table:style-name="ce22" table:formula="of:=[.H42]/([.$A42]+[.H$41])" office:value-type="float" office:value="44.75">
            <text:p>45</text:p>
          </table:table-cell>
          <table:table-cell table:style-name="ce22" table:formula="of:=[.I42]/([.$A42]+[.I$41])" office:value-type="float" office:value="48.9411764705882">
            <text:p>49</text:p>
          </table:table-cell>
          <table:table-cell table:style-name="ce22" table:formula="of:=[.J42]/([.$A42]+[.J$41])" office:value-type="float" office:value="47.3888888888889">
            <text:p>47</text:p>
          </table:table-cell>
          <table:table-cell table:style-name="ce22" table:formula="of:=[.K42]/([.$A42]+[.K$41])" office:value-type="float" office:value="46">
            <text:p>46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200</text:p>
          </table:table-cell>
          <table:table-cell table:style-name="ce26" table:formula="of:=(QUOTIENT([.B$41]+([.$A44]-1);40)+1)*([.$B$5]+[.$B$7]*([.$H$9]-1)+[.$B$8])+([.B$41]+[.$A44])*([.$I$6]*[.$B$10]+[.$I$7]*[.$B$11])*[.$H$8]" office:value-type="float" office:value="8950">
            <text:p>8,950</text:p>
          </table:table-cell>
          <table:table-cell table:style-name="ce26" table:formula="of:=(QUOTIENT([.C$41]+([.$A44]-1);40)+1)*([.$B$5]+[.$B$7]*([.$H$9]-1)+[.$B$8])+([.C$41]+[.$A44])*([.$I$6]*[.$B$10]+[.$I$7]*[.$B$11])*[.$H$8]" office:value-type="float" office:value="10110">
            <text:p>10,110</text:p>
          </table:table-cell>
          <table:table-cell table:style-name="ce26" table:formula="of:=(QUOTIENT([.D$41]+([.$A44]-1);40)+1)*([.$B$5]+[.$B$7]*([.$H$9]-1)+[.$B$8])+([.D$41]+[.$A44])*([.$I$6]*[.$B$10]+[.$I$7]*[.$B$11])*[.$H$8]" office:value-type="float" office:value="10320">
            <text:p>10,320</text:p>
          </table:table-cell>
          <table:table-cell table:style-name="ce26" table:formula="of:=(QUOTIENT([.E$41]+([.$A44]-1);40)+1)*([.$B$5]+[.$B$7]*([.$H$9]-1)+[.$B$8])+([.E$41]+[.$A44])*([.$I$6]*[.$B$10]+[.$I$7]*[.$B$11])*[.$H$8]" office:value-type="float" office:value="10530">
            <text:p>10,530</text:p>
          </table:table-cell>
          <table:table-cell table:style-name="ce26" table:formula="of:=(QUOTIENT([.F$41]+([.$A44]-1);40)+1)*([.$B$5]+[.$B$7]*([.$H$9]-1)+[.$B$8])+([.F$41]+[.$A44])*([.$I$6]*[.$B$10]+[.$I$7]*[.$B$11])*[.$H$8]" office:value-type="float" office:value="10740">
            <text:p>10,740</text:p>
          </table:table-cell>
          <table:table-cell table:style-name="ce26" table:formula="of:=(QUOTIENT([.G$41]+([.$A44]-1);40)+1)*([.$B$5]+[.$B$7]*([.$H$9]-1)+[.$B$8])+([.G$41]+[.$A44])*([.$I$6]*[.$B$10]+[.$I$7]*[.$B$11])*[.$H$8]" office:value-type="float" office:value="11900">
            <text:p>11,900</text:p>
          </table:table-cell>
          <table:table-cell table:style-name="ce26" table:formula="of:=(QUOTIENT([.H$41]+([.$A44]-1);40)+1)*([.$B$5]+[.$B$7]*([.$H$9]-1)+[.$B$8])+([.H$41]+[.$A44])*([.$I$6]*[.$B$10]+[.$I$7]*[.$B$11])*[.$H$8]" office:value-type="float" office:value="12110">
            <text:p>12,110</text:p>
          </table:table-cell>
          <table:table-cell table:style-name="ce26" table:formula="of:=(QUOTIENT([.I$41]+([.$A44]-1);40)+1)*([.$B$5]+[.$B$7]*([.$H$9]-1)+[.$B$8])+([.I$41]+[.$A44])*([.$I$6]*[.$B$10]+[.$I$7]*[.$B$11])*[.$H$8]" office:value-type="float" office:value="12320">
            <text:p>12,320</text:p>
          </table:table-cell>
          <table:table-cell table:style-name="ce26" table:formula="of:=(QUOTIENT([.J$41]+([.$A44]-1);40)+1)*([.$B$5]+[.$B$7]*([.$H$9]-1)+[.$B$8])+([.J$41]+[.$A44])*([.$I$6]*[.$B$10]+[.$I$7]*[.$B$11])*[.$H$8]" office:value-type="float" office:value="12530">
            <text:p>12,530</text:p>
          </table:table-cell>
          <table:table-cell table:style-name="ce26" table:formula="of:=(QUOTIENT([.K$41]+([.$A44]-1);40)+1)*([.$B$5]+[.$B$7]*([.$H$9]-1)+[.$B$8])+([.K$41]+[.$A44])*([.$I$6]*[.$B$10]+[.$I$7]*[.$B$11])*[.$H$8]" office:value-type="float" office:value="13690">
            <text:p>13,690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22" table:formula="of:=[.B44]/([.$A44]+[.B$41])" office:value-type="float" office:value="44.75">
            <text:p>45</text:p>
          </table:table-cell>
          <table:table-cell table:style-name="ce22" table:formula="of:=[.C44]/([.$A44]+[.C$41])" office:value-type="float" office:value="48.1428571428572">
            <text:p>48</text:p>
          </table:table-cell>
          <table:table-cell table:style-name="ce22" table:formula="of:=[.D44]/([.$A44]+[.D$41])" office:value-type="float" office:value="46.9090909090909">
            <text:p>47</text:p>
          </table:table-cell>
          <table:table-cell table:style-name="ce22" table:formula="of:=[.E44]/([.$A44]+[.E$41])" office:value-type="float" office:value="45.7826086956522">
            <text:p>46</text:p>
          </table:table-cell>
          <table:table-cell table:style-name="ce22" table:formula="of:=[.F44]/([.$A44]+[.F$41])" office:value-type="float" office:value="44.75">
            <text:p>45</text:p>
          </table:table-cell>
          <table:table-cell table:style-name="ce22" table:formula="of:=[.G44]/([.$A44]+[.G$41])" office:value-type="float" office:value="47.6">
            <text:p>48</text:p>
          </table:table-cell>
          <table:table-cell table:style-name="ce22" table:formula="of:=[.H44]/([.$A44]+[.H$41])" office:value-type="float" office:value="46.5769230769231">
            <text:p>47</text:p>
          </table:table-cell>
          <table:table-cell table:style-name="ce22" table:formula="of:=[.I44]/([.$A44]+[.I$41])" office:value-type="float" office:value="45.6296296296296">
            <text:p>46</text:p>
          </table:table-cell>
          <table:table-cell table:style-name="ce22" table:formula="of:=[.J44]/([.$A44]+[.J$41])" office:value-type="float" office:value="44.75">
            <text:p>45</text:p>
          </table:table-cell>
          <table:table-cell table:style-name="ce22" table:formula="of:=[.K44]/([.$A44]+[.K$41])" office:value-type="float" office:value="47.2068965517241">
            <text:p>47</text:p>
          </table:table-cell>
          <table:table-cell table:number-columns-repeated="1013"/>
        </table:table-row>
        <table:table-row table:style-name="ro2">
          <table:table-cell table:style-name="ce13" office:value-type="string">
            <text:p>300</text:p>
          </table:table-cell>
          <table:table-cell table:style-name="ce26" table:formula="of:=(QUOTIENT([.B$41]+([.$A46]-1);40)+1)*([.$B$5]+[.$B$7]*([.$H$9]-1)+[.$B$8])+([.B$41]+[.$A46])*([.$I$6]*[.$B$10]+[.$I$7]*[.$B$11])*[.$H$8]" office:value-type="float" office:value="13900">
            <text:p>13,900</text:p>
          </table:table-cell>
          <table:table-cell table:style-name="ce26" table:formula="of:=(QUOTIENT([.C$41]+([.$A46]-1);40)+1)*([.$B$5]+[.$B$7]*([.$H$9]-1)+[.$B$8])+([.C$41]+[.$A46])*([.$I$6]*[.$B$10]+[.$I$7]*[.$B$11])*[.$H$8]" office:value-type="float" office:value="14110">
            <text:p>14,110</text:p>
          </table:table-cell>
          <table:table-cell table:style-name="ce26" table:formula="of:=(QUOTIENT([.D$41]+([.$A46]-1);40)+1)*([.$B$5]+[.$B$7]*([.$H$9]-1)+[.$B$8])+([.D$41]+[.$A46])*([.$I$6]*[.$B$10]+[.$I$7]*[.$B$11])*[.$H$8]" office:value-type="float" office:value="14320">
            <text:p>14,320</text:p>
          </table:table-cell>
          <table:table-cell table:style-name="ce26" table:formula="of:=(QUOTIENT([.E$41]+([.$A46]-1);40)+1)*([.$B$5]+[.$B$7]*([.$H$9]-1)+[.$B$8])+([.E$41]+[.$A46])*([.$I$6]*[.$B$10]+[.$I$7]*[.$B$11])*[.$H$8]" office:value-type="float" office:value="15480">
            <text:p>15,480</text:p>
          </table:table-cell>
          <table:table-cell table:style-name="ce26" table:formula="of:=(QUOTIENT([.F$41]+([.$A46]-1);40)+1)*([.$B$5]+[.$B$7]*([.$H$9]-1)+[.$B$8])+([.F$41]+[.$A46])*([.$I$6]*[.$B$10]+[.$I$7]*[.$B$11])*[.$H$8]" office:value-type="float" office:value="15690">
            <text:p>15,690</text:p>
          </table:table-cell>
          <table:table-cell table:style-name="ce26" table:formula="of:=(QUOTIENT([.G$41]+([.$A46]-1);40)+1)*([.$B$5]+[.$B$7]*([.$H$9]-1)+[.$B$8])+([.G$41]+[.$A46])*([.$I$6]*[.$B$10]+[.$I$7]*[.$B$11])*[.$H$8]" office:value-type="float" office:value="15900">
            <text:p>15,900</text:p>
          </table:table-cell>
          <table:table-cell table:style-name="ce26" table:formula="of:=(QUOTIENT([.H$41]+([.$A46]-1);40)+1)*([.$B$5]+[.$B$7]*([.$H$9]-1)+[.$B$8])+([.H$41]+[.$A46])*([.$I$6]*[.$B$10]+[.$I$7]*[.$B$11])*[.$H$8]" office:value-type="float" office:value="16110">
            <text:p>16,110</text:p>
          </table:table-cell>
          <table:table-cell table:style-name="ce26" table:formula="of:=(QUOTIENT([.I$41]+([.$A46]-1);40)+1)*([.$B$5]+[.$B$7]*([.$H$9]-1)+[.$B$8])+([.I$41]+[.$A46])*([.$I$6]*[.$B$10]+[.$I$7]*[.$B$11])*[.$H$8]" office:value-type="float" office:value="17270">
            <text:p>17,270</text:p>
          </table:table-cell>
          <table:table-cell table:style-name="ce26" table:formula="of:=(QUOTIENT([.J$41]+([.$A46]-1);40)+1)*([.$B$5]+[.$B$7]*([.$H$9]-1)+[.$B$8])+([.J$41]+[.$A46])*([.$I$6]*[.$B$10]+[.$I$7]*[.$B$11])*[.$H$8]" office:value-type="float" office:value="17480">
            <text:p>17,480</text:p>
          </table:table-cell>
          <table:table-cell table:style-name="ce26" table:formula="of:=(QUOTIENT([.K$41]+([.$A46]-1);40)+1)*([.$B$5]+[.$B$7]*([.$H$9]-1)+[.$B$8])+([.K$41]+[.$A46])*([.$I$6]*[.$B$10]+[.$I$7]*[.$B$11])*[.$H$8]" office:value-type="float" office:value="17690">
            <text:p>17,690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22" table:formula="of:=[.B46]/([.$A46]+[.B$41])" office:value-type="float" office:value="46.3333333333333">
            <text:p>46</text:p>
          </table:table-cell>
          <table:table-cell table:style-name="ce22" table:formula="of:=[.C46]/([.$A46]+[.C$41])" office:value-type="float" office:value="45.5161290322581">
            <text:p>46</text:p>
          </table:table-cell>
          <table:table-cell table:style-name="ce22" table:formula="of:=[.D46]/([.$A46]+[.D$41])" office:value-type="float" office:value="44.75">
            <text:p>45</text:p>
          </table:table-cell>
          <table:table-cell table:style-name="ce22" table:formula="of:=[.E46]/([.$A46]+[.E$41])" office:value-type="float" office:value="46.9090909090909">
            <text:p>47</text:p>
          </table:table-cell>
          <table:table-cell table:style-name="ce22" table:formula="of:=[.F46]/([.$A46]+[.F$41])" office:value-type="float" office:value="46.1470588235294">
            <text:p>46</text:p>
          </table:table-cell>
          <table:table-cell table:style-name="ce22" table:formula="of:=[.G46]/([.$A46]+[.G$41])" office:value-type="float" office:value="45.4285714285714">
            <text:p>45</text:p>
          </table:table-cell>
          <table:table-cell table:style-name="ce22" table:formula="of:=[.H46]/([.$A46]+[.H$41])" office:value-type="float" office:value="44.75">
            <text:p>45</text:p>
          </table:table-cell>
          <table:table-cell table:style-name="ce22" table:formula="of:=[.I46]/([.$A46]+[.I$41])" office:value-type="float" office:value="46.6756756756757">
            <text:p>47</text:p>
          </table:table-cell>
          <table:table-cell table:style-name="ce22" table:formula="of:=[.J46]/([.$A46]+[.J$41])" office:value-type="float" office:value="46">
            <text:p>46</text:p>
          </table:table-cell>
          <table:table-cell table:style-name="ce22" table:formula="of:=[.K46]/([.$A46]+[.K$41])" office:value-type="float" office:value="45.3589743589744">
            <text:p>45</text:p>
          </table:table-cell>
          <table:table-cell table:number-columns-repeated="1013"/>
        </table:table-row>
        <table:table-row table:style-name="ro2">
          <table:table-cell table:style-name="ce13" office:value-type="string">
            <text:p>400</text:p>
          </table:table-cell>
          <table:table-cell table:style-name="ce26" table:formula="of:=(QUOTIENT([.B$41]+([.$A48]-1);40)+1)*([.$B$5]+[.$B$7]*([.$H$9]-1)+[.$B$8])+([.B$41]+[.$A48])*([.$I$6]*[.$B$10]+[.$I$7]*[.$B$11])*[.$H$8]" office:value-type="float" office:value="17900">
            <text:p>17,900</text:p>
          </table:table-cell>
          <table:table-cell table:style-name="ce26" table:formula="of:=(QUOTIENT([.C$41]+([.$A48]-1);40)+1)*([.$B$5]+[.$B$7]*([.$H$9]-1)+[.$B$8])+([.C$41]+[.$A48])*([.$I$6]*[.$B$10]+[.$I$7]*[.$B$11])*[.$H$8]" office:value-type="float" office:value="19060">
            <text:p>19,060</text:p>
          </table:table-cell>
          <table:table-cell table:style-name="ce26" table:formula="of:=(QUOTIENT([.D$41]+([.$A48]-1);40)+1)*([.$B$5]+[.$B$7]*([.$H$9]-1)+[.$B$8])+([.D$41]+[.$A48])*([.$I$6]*[.$B$10]+[.$I$7]*[.$B$11])*[.$H$8]" office:value-type="float" office:value="19270">
            <text:p>19,270</text:p>
          </table:table-cell>
          <table:table-cell table:style-name="ce26" table:formula="of:=(QUOTIENT([.E$41]+([.$A48]-1);40)+1)*([.$B$5]+[.$B$7]*([.$H$9]-1)+[.$B$8])+([.E$41]+[.$A48])*([.$I$6]*[.$B$10]+[.$I$7]*[.$B$11])*[.$H$8]" office:value-type="float" office:value="19480">
            <text:p>19,480</text:p>
          </table:table-cell>
          <table:table-cell table:style-name="ce26" table:formula="of:=(QUOTIENT([.F$41]+([.$A48]-1);40)+1)*([.$B$5]+[.$B$7]*([.$H$9]-1)+[.$B$8])+([.F$41]+[.$A48])*([.$I$6]*[.$B$10]+[.$I$7]*[.$B$11])*[.$H$8]" office:value-type="float" office:value="19690">
            <text:p>19,690</text:p>
          </table:table-cell>
          <table:table-cell table:style-name="ce26" table:formula="of:=(QUOTIENT([.G$41]+([.$A48]-1);40)+1)*([.$B$5]+[.$B$7]*([.$H$9]-1)+[.$B$8])+([.G$41]+[.$A48])*([.$I$6]*[.$B$10]+[.$I$7]*[.$B$11])*[.$H$8]" office:value-type="float" office:value="20850">
            <text:p>20,850</text:p>
          </table:table-cell>
          <table:table-cell table:style-name="ce26" table:formula="of:=(QUOTIENT([.H$41]+([.$A48]-1);40)+1)*([.$B$5]+[.$B$7]*([.$H$9]-1)+[.$B$8])+([.H$41]+[.$A48])*([.$I$6]*[.$B$10]+[.$I$7]*[.$B$11])*[.$H$8]" office:value-type="float" office:value="21060">
            <text:p>21,060</text:p>
          </table:table-cell>
          <table:table-cell table:style-name="ce26" table:formula="of:=(QUOTIENT([.I$41]+([.$A48]-1);40)+1)*([.$B$5]+[.$B$7]*([.$H$9]-1)+[.$B$8])+([.I$41]+[.$A48])*([.$I$6]*[.$B$10]+[.$I$7]*[.$B$11])*[.$H$8]" office:value-type="float" office:value="21270">
            <text:p>21,270</text:p>
          </table:table-cell>
          <table:table-cell table:style-name="ce26" table:formula="of:=(QUOTIENT([.J$41]+([.$A48]-1);40)+1)*([.$B$5]+[.$B$7]*([.$H$9]-1)+[.$B$8])+([.J$41]+[.$A48])*([.$I$6]*[.$B$10]+[.$I$7]*[.$B$11])*[.$H$8]" office:value-type="float" office:value="21480">
            <text:p>21,480</text:p>
          </table:table-cell>
          <table:table-cell table:style-name="ce26" table:formula="of:=(QUOTIENT([.K$41]+([.$A48]-1);40)+1)*([.$B$5]+[.$B$7]*([.$H$9]-1)+[.$B$8])+([.K$41]+[.$A48])*([.$I$6]*[.$B$10]+[.$I$7]*[.$B$11])*[.$H$8]" office:value-type="float" office:value="22640">
            <text:p>22,640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22" table:formula="of:=[.B48]/([.$A48]+[.B$41])" office:value-type="float" office:value="44.75">
            <text:p>45</text:p>
          </table:table-cell>
          <table:table-cell table:style-name="ce22" table:formula="of:=[.C48]/([.$A48]+[.C$41])" office:value-type="float" office:value="46.4878048780488">
            <text:p>46</text:p>
          </table:table-cell>
          <table:table-cell table:style-name="ce22" table:formula="of:=[.D48]/([.$A48]+[.D$41])" office:value-type="float" office:value="45.8809523809524">
            <text:p>46</text:p>
          </table:table-cell>
          <table:table-cell table:style-name="ce22" table:formula="of:=[.E48]/([.$A48]+[.E$41])" office:value-type="float" office:value="45.3023255813954">
            <text:p>45</text:p>
          </table:table-cell>
          <table:table-cell table:style-name="ce22" table:formula="of:=[.F48]/([.$A48]+[.F$41])" office:value-type="float" office:value="44.75">
            <text:p>45</text:p>
          </table:table-cell>
          <table:table-cell table:style-name="ce22" table:formula="of:=[.G48]/([.$A48]+[.G$41])" office:value-type="float" office:value="46.3333333333333">
            <text:p>46</text:p>
          </table:table-cell>
          <table:table-cell table:style-name="ce22" table:formula="of:=[.H48]/([.$A48]+[.H$41])" office:value-type="float" office:value="45.7826086956522">
            <text:p>46</text:p>
          </table:table-cell>
          <table:table-cell table:style-name="ce22" table:formula="of:=[.I48]/([.$A48]+[.I$41])" office:value-type="float" office:value="45.2553191489362">
            <text:p>45</text:p>
          </table:table-cell>
          <table:table-cell table:style-name="ce22" table:formula="of:=[.J48]/([.$A48]+[.J$41])" office:value-type="float" office:value="44.75">
            <text:p>45</text:p>
          </table:table-cell>
          <table:table-cell table:style-name="ce22" table:formula="of:=[.K48]/([.$A48]+[.K$41])" office:value-type="float" office:value="46.2040816326531">
            <text:p>46</text:p>
          </table:table-cell>
          <table:table-cell table:number-columns-repeated="1013"/>
        </table:table-row>
        <table:table-row table:style-name="ro2">
          <table:table-cell table:style-name="ce8" office:value-type="float" office:value="500">
            <text:p>500</text:p>
          </table:table-cell>
          <table:table-cell table:style-name="ce26" table:formula="of:=(QUOTIENT([.B$41]+([.$A50]-1);40)+1)*([.$B$5]+[.$B$7]*([.$H$9]-1)+[.$B$8])+([.B$41]+[.$A50])*([.$I$6]*[.$B$10]+[.$I$7]*[.$B$11])*[.$H$8]" office:value-type="float" office:value="22850">
            <text:p>22,850</text:p>
          </table:table-cell>
          <table:table-cell table:style-name="ce26" table:formula="of:=(QUOTIENT([.C$41]+([.$A50]-1);40)+1)*([.$B$5]+[.$B$7]*([.$H$9]-1)+[.$B$8])+([.C$41]+[.$A50])*([.$I$6]*[.$B$10]+[.$I$7]*[.$B$11])*[.$H$8]" office:value-type="float" office:value="23060">
            <text:p>23,060</text:p>
          </table:table-cell>
          <table:table-cell table:style-name="ce26" table:formula="of:=(QUOTIENT([.D$41]+([.$A50]-1);40)+1)*([.$B$5]+[.$B$7]*([.$H$9]-1)+[.$B$8])+([.D$41]+[.$A50])*([.$I$6]*[.$B$10]+[.$I$7]*[.$B$11])*[.$H$8]" office:value-type="float" office:value="23270">
            <text:p>23,270</text:p>
          </table:table-cell>
          <table:table-cell table:style-name="ce26" table:formula="of:=(QUOTIENT([.E$41]+([.$A50]-1);40)+1)*([.$B$5]+[.$B$7]*([.$H$9]-1)+[.$B$8])+([.E$41]+[.$A50])*([.$I$6]*[.$B$10]+[.$I$7]*[.$B$11])*[.$H$8]" office:value-type="float" office:value="24430">
            <text:p>24,430</text:p>
          </table:table-cell>
          <table:table-cell table:style-name="ce26" table:formula="of:=(QUOTIENT([.F$41]+([.$A50]-1);40)+1)*([.$B$5]+[.$B$7]*([.$H$9]-1)+[.$B$8])+([.F$41]+[.$A50])*([.$I$6]*[.$B$10]+[.$I$7]*[.$B$11])*[.$H$8]" office:value-type="float" office:value="24640">
            <text:p>24,640</text:p>
          </table:table-cell>
          <table:table-cell table:style-name="ce26" table:formula="of:=(QUOTIENT([.G$41]+([.$A50]-1);40)+1)*([.$B$5]+[.$B$7]*([.$H$9]-1)+[.$B$8])+([.G$41]+[.$A50])*([.$I$6]*[.$B$10]+[.$I$7]*[.$B$11])*[.$H$8]" office:value-type="float" office:value="24850">
            <text:p>24,850</text:p>
          </table:table-cell>
          <table:table-cell table:style-name="ce26" table:formula="of:=(QUOTIENT([.H$41]+([.$A50]-1);40)+1)*([.$B$5]+[.$B$7]*([.$H$9]-1)+[.$B$8])+([.H$41]+[.$A50])*([.$I$6]*[.$B$10]+[.$I$7]*[.$B$11])*[.$H$8]" office:value-type="float" office:value="25060">
            <text:p>25,060</text:p>
          </table:table-cell>
          <table:table-cell table:style-name="ce26" table:formula="of:=(QUOTIENT([.I$41]+([.$A50]-1);40)+1)*([.$B$5]+[.$B$7]*([.$H$9]-1)+[.$B$8])+([.I$41]+[.$A50])*([.$I$6]*[.$B$10]+[.$I$7]*[.$B$11])*[.$H$8]" office:value-type="float" office:value="26220">
            <text:p>26,220</text:p>
          </table:table-cell>
          <table:table-cell table:style-name="ce26" table:formula="of:=(QUOTIENT([.J$41]+([.$A50]-1);40)+1)*([.$B$5]+[.$B$7]*([.$H$9]-1)+[.$B$8])+([.J$41]+[.$A50])*([.$I$6]*[.$B$10]+[.$I$7]*[.$B$11])*[.$H$8]" office:value-type="float" office:value="26430">
            <text:p>26,430</text:p>
          </table:table-cell>
          <table:table-cell table:style-name="ce26" table:formula="of:=(QUOTIENT([.K$41]+([.$A50]-1);40)+1)*([.$B$5]+[.$B$7]*([.$H$9]-1)+[.$B$8])+([.K$41]+[.$A50])*([.$I$6]*[.$B$10]+[.$I$7]*[.$B$11])*[.$H$8]" office:value-type="float" office:value="26640">
            <text:p>26,640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23" table:formula="of:=[.B50]/([.$A50]+[.B$41])" office:value-type="float" office:value="45.7">
            <text:p>46</text:p>
          </table:table-cell>
          <table:table-cell table:style-name="ce23" table:formula="of:=[.C50]/([.$A50]+[.C$41])" office:value-type="float" office:value="45.2156862745098">
            <text:p>45</text:p>
          </table:table-cell>
          <table:table-cell table:style-name="ce23" table:formula="of:=[.D50]/([.$A50]+[.D$41])" office:value-type="float" office:value="44.75">
            <text:p>45</text:p>
          </table:table-cell>
          <table:table-cell table:style-name="ce23" table:formula="of:=[.E50]/([.$A50]+[.E$41])" office:value-type="float" office:value="46.0943396226415">
            <text:p>46</text:p>
          </table:table-cell>
          <table:table-cell table:style-name="ce23" table:formula="of:=[.F50]/([.$A50]+[.F$41])" office:value-type="float" office:value="45.6296296296296">
            <text:p>46</text:p>
          </table:table-cell>
          <table:table-cell table:style-name="ce23" table:formula="of:=[.G50]/([.$A50]+[.G$41])" office:value-type="float" office:value="45.1818181818182">
            <text:p>45</text:p>
          </table:table-cell>
          <table:table-cell table:style-name="ce23" table:formula="of:=[.H50]/([.$A50]+[.H$41])" office:value-type="float" office:value="44.75">
            <text:p>45</text:p>
          </table:table-cell>
          <table:table-cell table:style-name="ce23" table:formula="of:=[.I50]/([.$A50]+[.I$41])" office:value-type="float" office:value="46">
            <text:p>46</text:p>
          </table:table-cell>
          <table:table-cell table:style-name="ce23" table:formula="of:=[.J50]/([.$A50]+[.J$41])" office:value-type="float" office:value="45.5689655172414">
            <text:p>46</text:p>
          </table:table-cell>
          <table:table-cell table:style-name="ce23" table:formula="of:=[.K50]/([.$A50]+[.K$41])" office:value-type="float" office:value="45.1525423728814">
            <text:p>45</text:p>
          </table:table-cell>
          <table:table-cell table:number-columns-repeated="101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>
        <table:named-range table:name="pages" table:base-cell-address="$Sheet1.$B$20" table:cell-range-address="$Sheet1.$H$6"/>
        <table:named-range table:name="cover" table:base-cell-address="$Sheet1.$B$16" table:cell-range-address="$Sheet1.$H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>THB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>THB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9">02/19/2010</text:date>, <text:time>11:3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lip Wester</meta:initial-creator>
    <meta:creation-date>2009-12-23T12:25:22</meta:creation-date>
    <dc:date>2010-02-19T11:29:41</dc:date>
    <dc:creator>Flip Wester</dc:creator>
    <meta:editing-duration>PT03H54M28S</meta:editing-duration>
    <meta:editing-cycles>8</meta:editing-cycles>
    <meta:generator>OpenOffice.org/3.1$Unix OpenOffice.org_project/310m19$Build-9420</meta:generator>
    <meta:document-statistic meta:table-count="3" meta:cell-count="371" meta:object-count="0"/>
  </office:meta>
</office:document-meta>
</file>